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78.46pt"/>
    </style:style>
    <style:style style:name="co3" style:family="table-column">
      <style:table-column-properties fo:break-before="auto" style:column-width="95.9pt"/>
    </style:style>
    <style:style style:name="co4" style:family="table-column">
      <style:table-column-properties fo:break-before="auto" style:column-width="69.39pt"/>
    </style:style>
    <style:style style:name="co5" style:family="table-column">
      <style:table-column-properties fo:break-before="auto" style:column-width="92.24pt"/>
    </style:style>
    <style:style style:name="co6" style:family="table-column">
      <style:table-column-properties fo:break-before="auto" style:column-width="41.75pt"/>
    </style:style>
    <style:style style:name="co7" style:family="table-column">
      <style:table-column-properties fo:break-before="auto" style:column-width="111.49pt"/>
    </style:style>
    <style:style style:name="co8" style:family="table-column">
      <style:table-column-properties fo:break-before="auto" style:column-width="101.31pt"/>
    </style:style>
    <style:style style:name="co9" style:family="table-column">
      <style:table-column-properties fo:break-before="auto" style:column-width="13.4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6666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18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20" style:family="table-cell" style:parent-style-name="Default" style:data-style-name="N10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666666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3" style:family="table-cell" style:parent-style-name="Default"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all_measur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5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Constituency</text:p>
          </table:table-cell>
          <table:table-cell table:style-name="ce1" office:value-type="string" calcext:value-type="string">
            <text:p>Gain / loss</text:p>
          </table:table-cell>
          <table:table-cell table:style-name="ce1" office:value-type="string" calcext:value-type="string">
            <text:p>Diff. from lm</text:p>
          </table:table-cell>
          <table:table-cell table:style-name="ce1" office:value-type="string" calcext:value-type="string">
            <text:p>Elo-media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Polling</text:p>
          </table:table-cell>
          <table:table-cell table:style-name="ce10" office:value-type="string" calcext:value-type="string">
            <text:p>Composite bias index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11"/>
        </table:table-row>
        <table:table-row table:style-name="ro1">
          <table:table-cell table:style-name="ce2" office:value-type="string" calcext:value-type="string">
            <text:p>Joe Biden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-4196" calcext:value-type="float">
            <text:p>-4196</text:p>
          </table:table-cell>
          <table:table-cell table:style-name="ce5" office:value-type="percentage" office:value="-0.0775681122364942" calcext:value-type="percentage">
            <text:p>-8%</text:p>
          </table:table-cell>
          <table:table-cell table:style-name="ce7" office:value-type="float" office:value="958" calcext:value-type="float">
            <text:p>958</text:p>
          </table:table-cell>
          <table:table-cell table:style-name="ce8" office:value-type="float" office:value="90718" calcext:value-type="float">
            <text:p>90718</text:p>
          </table:table-cell>
          <table:table-cell table:style-name="ce9" office:value-type="percentage" office:value="0.310059741578476" calcext:value-type="percentage">
            <text:p>31.0%</text:p>
          </table:table-cell>
          <table:table-cell table:style-name="ce11" table:formula="of:=200*([.I2]-MIN([.I$2:.I$26]))/(MAX([.I$2:.I$26])-MIN([.I$2:.I$26]))-100" office:value-type="float" office:value="-20.9739911459864" calcext:value-type="float">
            <text:p>-21</text:p>
          </table:table-cell>
          <table:table-cell table:formula="of:=MEDIAN([.J2:.M2])" office:value-type="float" office:value="-0.218309023716848" calcext:value-type="float">
            <text:p>-0.218309023716848</text:p>
          </table:table-cell>
          <table:table-cell table:formula="of:=([.C2]-AVERAGE([.C$2:.C$26]))/STDEV([.C$2:.C$26])" office:value-type="float" office:value="-1.42316914225057" calcext:value-type="float">
            <text:p>-1.42316914225057</text:p>
          </table:table-cell>
          <table:table-cell table:formula="of:=([.D2]-AVERAGE([.D$2:.D$26]))/STDEV([.D$2:.D$26])" office:value-type="float" office:value="0.59851879922114" calcext:value-type="float">
            <text:p>0.59851879922114</text:p>
          </table:table-cell>
          <table:table-cell table:formula="of:=([.E2]-AVERAGE([.E$2:.E$26]))/STDEV([.E$2:.E$26])" office:value-type="float" office:value="-1.03513684665484" calcext:value-type="float">
            <text:p>-1.03513684665484</text:p>
          </table:table-cell>
          <table:table-cell table:formula="of:=([.F2]-AVERAGE([.F$2:.F$26]))/STDEV([.F$2:.F$26])" office:value-type="float" office:value="3.67246159962513" calcext:value-type="float">
            <text:p>3.67246159962513</text:p>
          </table:table-cell>
          <table:table-cell table:formula="of:=1*([.C2]&gt;0)" office:value-type="float" office:value="0" calcext:value-type="float">
            <text:p>0</text:p>
          </table:table-cell>
          <table:table-cell table:formula="of:=1*([.D2]&gt;0)" office:value-type="float" office:value="0" calcext:value-type="float">
            <text:p>0</text:p>
          </table:table-cell>
          <table:table-cell table:formula="of:=1*([.E2]&gt;1200)" office:value-type="float" office:value="0" calcext:value-type="float">
            <text:p>0</text:p>
          </table:table-cell>
          <table:table-cell table:formula="of:=1*([.F2]&gt;14000)" office:value-type="float" office:value="1" calcext:value-type="float">
            <text:p>1</text:p>
          </table:table-cell>
          <table:table-cell table:formula="of:=SUM([.N2: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lizabeth Warren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2912" calcext:value-type="float">
            <text:p>2912</text:p>
          </table:table-cell>
          <table:table-cell table:style-name="ce5" office:value-type="percentage" office:value="0.186877285130124" calcext:value-type="percentage">
            <text:p>19%</text:p>
          </table:table-cell>
          <table:table-cell table:style-name="ce7" office:value-type="float" office:value="1335" calcext:value-type="float">
            <text:p>1335</text:p>
          </table:table-cell>
          <table:table-cell table:style-name="ce8" office:value-type="float" office:value="47928" calcext:value-type="float">
            <text:p>47928</text:p>
          </table:table-cell>
          <table:table-cell table:style-name="ce9" office:value-type="percentage" office:value="0.124908191882551" calcext:value-type="percentage">
            <text:p>12.5%</text:p>
          </table:table-cell>
          <table:table-cell table:style-name="ce11" table:formula="of:=200*([.I3]-MIN([.I$2:.I$26]))/(MAX([.I$2:.I$26])-MIN([.I$2:.I$26]))-100" office:value-type="float" office:value="94.062081359131" calcext:value-type="float">
            <text:p>94</text:p>
          </table:table-cell>
          <table:table-cell table:formula="of:=MEDIAN([.J3:.M3])" office:value-type="float" office:value="1.3348432036073" calcext:value-type="float">
            <text:p>1.3348432036073</text:p>
          </table:table-cell>
          <table:table-cell table:formula="of:=([.C3]-AVERAGE([.C$2:.C$26]))/STDEV([.C$2:.C$26])" office:value-type="float" office:value="1.32424969530254" calcext:value-type="float">
            <text:p>1.32424969530254</text:p>
          </table:table-cell>
          <table:table-cell table:formula="of:=([.D3]-AVERAGE([.D$2:.D$26]))/STDEV([.D$2:.D$26])" office:value-type="float" office:value="1.34543671191205" calcext:value-type="float">
            <text:p>1.34543671191205</text:p>
          </table:table-cell>
          <table:table-cell table:formula="of:=([.E3]-AVERAGE([.E$2:.E$26]))/STDEV([.E$2:.E$26])" office:value-type="float" office:value="0.577452373133896" calcext:value-type="float">
            <text:p>0.577452373133896</text:p>
          </table:table-cell>
          <table:table-cell table:formula="of:=([.F3]-AVERAGE([.F$2:.F$26]))/STDEV([.F$2:.F$26])" office:value-type="float" office:value="1.62214817932771" calcext:value-type="float">
            <text:p>1.62214817932771</text:p>
          </table:table-cell>
          <table:table-cell table:formula="of:=1*([.C3]&gt;0)" office:value-type="float" office:value="1" calcext:value-type="float">
            <text:p>1</text:p>
          </table:table-cell>
          <table:table-cell table:formula="of:=1*([.D3]&gt;0)" office:value-type="float" office:value="1" calcext:value-type="float">
            <text:p>1</text:p>
          </table:table-cell>
          <table:table-cell table:formula="of:=1*([.E3]&gt;1200)" office:value-type="float" office:value="1" calcext:value-type="float">
            <text:p>1</text:p>
          </table:table-cell>
          <table:table-cell table:formula="of:=1*([.F3]&gt;14000)" office:value-type="float" office:value="1" calcext:value-type="float">
            <text:p>1</text:p>
          </table:table-cell>
          <table:table-cell table:formula="of:=SUM([.N3:.Q3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amala Harris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836" calcext:value-type="float">
            <text:p>836</text:p>
          </table:table-cell>
          <table:table-cell table:style-name="ce5" office:value-type="percentage" office:value="-0.0272719115912552" calcext:value-type="percentage">
            <text:p>-3%</text:p>
          </table:table-cell>
          <table:table-cell table:style-name="ce7" office:value-type="float" office:value="1169" calcext:value-type="float">
            <text:p>1169</text:p>
          </table:table-cell>
          <table:table-cell table:style-name="ce8" office:value-type="float" office:value="34094" calcext:value-type="float">
            <text:p>34094</text:p>
          </table:table-cell>
          <table:table-cell table:style-name="ce9" office:value-type="percentage" office:value="0.0868676482123935" calcext:value-type="percentage">
            <text:p>8.7%</text:p>
          </table:table-cell>
          <table:table-cell table:style-name="ce11" table:formula="of:=200*([.I4]-MIN([.I$2:.I$26]))/(MAX([.I$2:.I$26])-MIN([.I$2:.I$26]))-100" office:value-type="float" office:value="41.9460163126816" calcext:value-type="float">
            <text:p>42</text:p>
          </table:table-cell>
          <table:table-cell table:formula="of:=MEDIAN([.J4:.M4])" office:value-type="float" office:value="0.631201461121157" calcext:value-type="float">
            <text:p>0.631201461121157</text:p>
          </table:table-cell>
          <table:table-cell table:formula="of:=([.C4]-AVERAGE([.C$2:.C$26]))/STDEV([.C$2:.C$26])" office:value-type="float" office:value="0.521824047193333" calcext:value-type="float">
            <text:p>0.521824047193333</text:p>
          </table:table-cell>
          <table:table-cell table:formula="of:=([.D4]-AVERAGE([.D$2:.D$26]))/STDEV([.D$2:.D$26])" office:value-type="float" office:value="0.740578875048981" calcext:value-type="float">
            <text:p>0.740578875048981</text:p>
          </table:table-cell>
          <table:table-cell table:formula="of:=([.E4]-AVERAGE([.E$2:.E$26]))/STDEV([.E$2:.E$26])" office:value-type="float" office:value="-0.132600174571487" calcext:value-type="float">
            <text:p>-0.132600174571487</text:p>
          </table:table-cell>
          <table:table-cell table:formula="of:=([.F4]-AVERAGE([.F$2:.F$26]))/STDEV([.F$2:.F$26])" office:value-type="float" office:value="0.959282185955559" calcext:value-type="float">
            <text:p>0.959282185955559</text:p>
          </table:table-cell>
          <table:table-cell table:formula="of:=1*([.C4]&gt;0)" office:value-type="float" office:value="1" calcext:value-type="float">
            <text:p>1</text:p>
          </table:table-cell>
          <table:table-cell table:formula="of:=1*([.D4]&gt;0)" office:value-type="float" office:value="0" calcext:value-type="float">
            <text:p>0</text:p>
          </table:table-cell>
          <table:table-cell table:formula="of:=1*([.E4]&gt;1200)" office:value-type="float" office:value="0" calcext:value-type="float">
            <text:p>0</text:p>
          </table:table-cell>
          <table:table-cell table:formula="of:=1*([.F4]&gt;14000)" office:value-type="float" office:value="1" calcext:value-type="float">
            <text:p>1</text:p>
          </table:table-cell>
          <table:table-cell table:formula="of:=SUM([.N4:.Q4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ry Booker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4960" calcext:value-type="float">
            <text:p>4960</text:p>
          </table:table-cell>
          <table:table-cell table:style-name="ce5" office:value-type="percentage" office:value="0.217170665375164" calcext:value-type="percentage">
            <text:p>22%</text:p>
          </table:table-cell>
          <table:table-cell table:style-name="ce7" office:value-type="float" office:value="1207" calcext:value-type="float">
            <text:p>1207</text:p>
          </table:table-cell>
          <table:table-cell table:style-name="ce8" office:value-type="float" office:value="18817" calcext:value-type="float">
            <text:p>18817</text:p>
          </table:table-cell>
          <table:table-cell table:style-name="ce9" office:value-type="percentage" office:value="0.0290511857816767" calcext:value-type="percentage">
            <text:p>2.9%</text:p>
          </table:table-cell>
          <table:table-cell table:style-name="ce11" table:formula="of:=200*([.I5]-MIN([.I$2:.I$26]))/(MAX([.I$2:.I$26])-MIN([.I$2:.I$26]))-100" office:value-type="float" office:value="56.6063204129417" calcext:value-type="float">
            <text:p>57</text:p>
          </table:table-cell>
          <table:table-cell table:formula="of:=MEDIAN([.J5:.M5])" office:value-type="float" office:value="0.829136625897886" calcext:value-type="float">
            <text:p>0.829136625897886</text:p>
          </table:table-cell>
          <table:table-cell table:formula="of:=([.C5]-AVERAGE([.C$2:.C$26]))/STDEV([.C$2:.C$26])" office:value-type="float" office:value="2.11585264680913" calcext:value-type="float">
            <text:p>2.11585264680913</text:p>
          </table:table-cell>
          <table:table-cell table:formula="of:=([.D5]-AVERAGE([.D$2:.D$26]))/STDEV([.D$2:.D$26])" office:value-type="float" office:value="1.43099943512939" calcext:value-type="float">
            <text:p>1.43099943512939</text:p>
          </table:table-cell>
          <table:table-cell table:formula="of:=([.E5]-AVERAGE([.E$2:.E$26]))/STDEV([.E$2:.E$26])" office:value-type="float" office:value="0.0299419749032391" calcext:value-type="float">
            <text:p>0.029941974903239</text:p>
          </table:table-cell>
          <table:table-cell table:formula="of:=([.F5]-AVERAGE([.F$2:.F$26]))/STDEV([.F$2:.F$26])" office:value-type="float" office:value="0.227273816666387" calcext:value-type="float">
            <text:p>0.227273816666387</text:p>
          </table:table-cell>
          <table:table-cell table:formula="of:=1*([.C5]&gt;0)" office:value-type="float" office:value="1" calcext:value-type="float">
            <text:p>1</text:p>
          </table:table-cell>
          <table:table-cell table:formula="of:=1*([.D5]&gt;0)" office:value-type="float" office:value="1" calcext:value-type="float">
            <text:p>1</text:p>
          </table:table-cell>
          <table:table-cell table:formula="of:=1*([.E5]&gt;1200)" office:value-type="float" office:value="1" calcext:value-type="float">
            <text:p>1</text:p>
          </table:table-cell>
          <table:table-cell table:formula="of:=1*([.F5]&gt;14000)" office:value-type="float" office:value="1" calcext:value-type="float">
            <text:p>1</text:p>
          </table:table-cell>
          <table:table-cell table:formula="of:=SUM([.N5:.Q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ulian Castro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1107" calcext:value-type="float">
            <text:p>1107</text:p>
          </table:table-cell>
          <table:table-cell table:style-name="ce5" office:value-type="percentage" office:value="-0.248870634781829" calcext:value-type="percentage">
            <text:p>-25%</text:p>
          </table:table-cell>
          <table:table-cell table:style-name="ce7" office:value-type="float" office:value="1146" calcext:value-type="float">
            <text:p>1146</text:p>
          </table:table-cell>
          <table:table-cell table:style-name="ce8" office:value-type="float" office:value="8754" calcext:value-type="float">
            <text:p>8754</text:p>
          </table:table-cell>
          <table:table-cell table:style-name="ce9" office:value-type="percentage" office:value="0.0110122929607645" calcext:value-type="percentage">
            <text:p>1.1%</text:p>
          </table:table-cell>
          <table:table-cell table:style-name="ce11" table:formula="of:=200*([.I6]-MIN([.I$2:.I$26]))/(MAX([.I$2:.I$26])-MIN([.I$2:.I$26]))-100" office:value-type="float" office:value="-9.11165421819315" calcext:value-type="float">
            <text:p>-9</text:p>
          </table:table-cell>
          <table:table-cell table:formula="of:=MEDIAN([.J6:.M6])" office:value-type="float" office:value="-0.058150435028487" calcext:value-type="float">
            <text:p>-0.058150435028487</text:p>
          </table:table-cell>
          <table:table-cell table:formula="of:=([.C6]-AVERAGE([.C$2:.C$26]))/STDEV([.C$2:.C$26])" office:value-type="float" office:value="0.626572289311636" calcext:value-type="float">
            <text:p>0.626572289311636</text:p>
          </table:table-cell>
          <table:table-cell table:formula="of:=([.D6]-AVERAGE([.D$2:.D$26]))/STDEV([.D$2:.D$26])" office:value-type="float" office:value="0.114680079196585" calcext:value-type="float">
            <text:p>0.114680079196585</text:p>
          </table:table-cell>
          <table:table-cell table:formula="of:=([.E6]-AVERAGE([.E$2:.E$26]))/STDEV([.E$2:.E$26])" office:value-type="float" office:value="-0.230980949253559" calcext:value-type="float">
            <text:p>-0.230980949253559</text:p>
          </table:table-cell>
          <table:table-cell table:formula="of:=([.F6]-AVERAGE([.F$2:.F$26]))/STDEV([.F$2:.F$26])" office:value-type="float" office:value="-0.254902017604538" calcext:value-type="float">
            <text:p>-0.254902017604538</text:p>
          </table:table-cell>
          <table:table-cell table:formula="of:=1*([.C6]&gt;0)" office:value-type="float" office:value="1" calcext:value-type="float">
            <text:p>1</text:p>
          </table:table-cell>
          <table:table-cell table:formula="of:=1*([.D6]&gt;0)" office:value-type="float" office:value="0" calcext:value-type="float">
            <text:p>0</text:p>
          </table:table-cell>
          <table:table-cell table:formula="of:=1*([.E6]&gt;1200)" office:value-type="float" office:value="0" calcext:value-type="float">
            <text:p>0</text:p>
          </table:table-cell>
          <table:table-cell table:formula="of:=1*([.F6]&gt;14000)" office:value-type="float" office:value="0" calcext:value-type="float">
            <text:p>0</text:p>
          </table:table-cell>
          <table:table-cell table:formula="of:=SUM([.N6: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irsten Gillibrand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3110" calcext:value-type="float">
            <text:p>3110</text:p>
          </table:table-cell>
          <table:table-cell table:style-name="ce5" office:value-type="percentage" office:value="0.335690094547478" calcext:value-type="percentage">
            <text:p>34%</text:p>
          </table:table-cell>
          <table:table-cell table:style-name="ce7" office:value-type="float" office:value="1408" calcext:value-type="float">
            <text:p>1408</text:p>
          </table:table-cell>
          <table:table-cell table:style-name="ce8" office:value-type="float" office:value="8940" calcext:value-type="float">
            <text:p>8940</text:p>
          </table:table-cell>
          <table:table-cell table:style-name="ce9" office:value-type="percentage" office:value="0.00938808828655699" calcext:value-type="percentage">
            <text:p>0.9%</text:p>
          </table:table-cell>
          <table:table-cell table:style-name="ce11" table:formula="of:=200*([.I7]-MIN([.I$2:.I$26]))/(MAX([.I$2:.I$26])-MIN([.I$2:.I$26]))-100" office:value-type="float" office:value="80.0191167823611" calcext:value-type="float">
            <text:p>80</text:p>
          </table:table-cell>
          <table:table-cell table:formula="of:=MEDIAN([.J7:.M7])" office:value-type="float" office:value="1.14524300920155" calcext:value-type="float">
            <text:p>1.14524300920155</text:p>
          </table:table-cell>
          <table:table-cell table:formula="of:=([.C7]-AVERAGE([.C$2:.C$26]))/STDEV([.C$2:.C$26])" office:value-type="float" office:value="1.40078162127828" calcext:value-type="float">
            <text:p>1.40078162127828</text:p>
          </table:table-cell>
          <table:table-cell table:formula="of:=([.D7]-AVERAGE([.D$2:.D$26]))/STDEV([.D$2:.D$26])" office:value-type="float" office:value="1.76575392710482" calcext:value-type="float">
            <text:p>1.76575392710482</text:p>
          </table:table-cell>
          <table:table-cell table:formula="of:=([.E7]-AVERAGE([.E$2:.E$26]))/STDEV([.E$2:.E$26])" office:value-type="float" office:value="0.889704397124818" calcext:value-type="float">
            <text:p>0.889704397124818</text:p>
          </table:table-cell>
          <table:table-cell table:formula="of:=([.F7]-AVERAGE([.F$2:.F$26]))/STDEV([.F$2:.F$26])" office:value-type="float" office:value="-0.245989694721264" calcext:value-type="float">
            <text:p>-0.245989694721264</text:p>
          </table:table-cell>
          <table:table-cell table:formula="of:=1*([.C7]&gt;0)" office:value-type="float" office:value="1" calcext:value-type="float">
            <text:p>1</text:p>
          </table:table-cell>
          <table:table-cell table:formula="of:=1*([.D7]&gt;0)" office:value-type="float" office:value="1" calcext:value-type="float">
            <text:p>1</text:p>
          </table:table-cell>
          <table:table-cell table:formula="of:=1*([.E7]&gt;1200)" office:value-type="float" office:value="1" calcext:value-type="float">
            <text:p>1</text:p>
          </table:table-cell>
          <table:table-cell table:formula="of:=1*([.F7]&gt;14000)" office:value-type="float" office:value="0" calcext:value-type="float">
            <text:p>0</text:p>
          </table:table-cell>
          <table:table-cell table:formula="of:=SUM([.N7:.Q7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ill de Blasio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2594" calcext:value-type="float">
            <text:p>2594</text:p>
          </table:table-cell>
          <table:table-cell table:style-name="ce5" office:value-type="percentage" office:value="0.287163654638619" calcext:value-type="percentage">
            <text:p>29%</text:p>
          </table:table-cell>
          <table:table-cell table:style-name="ce7" office:value-type="float" office:value="1638" calcext:value-type="float">
            <text:p>1638</text:p>
          </table:table-cell>
          <table:table-cell table:style-name="ce8" office:value-type="float" office:value="6558" calcext:value-type="float">
            <text:p>6558</text:p>
          </table:table-cell>
          <table:table-cell table:style-name="ce9" office:value-type="percentage" office:value="0.00492862463320174" calcext:value-type="percentage">
            <text:p>0.5%</text:p>
          </table:table-cell>
          <table:table-cell table:style-name="ce11" table:formula="of:=200*([.I8]-MIN([.I$2:.I$26]))/(MAX([.I$2:.I$26])-MIN([.I$2:.I$26]))-100" office:value-type="float" office:value="100" calcext:value-type="float">
            <text:p>100</text:p>
          </table:table-cell>
          <table:table-cell table:formula="of:=MEDIAN([.J8:.M8])" office:value-type="float" office:value="1.41501363503719" calcext:value-type="float">
            <text:p>1.41501363503719</text:p>
          </table:table-cell>
          <table:table-cell table:formula="of:=([.C8]-AVERAGE([.C$2:.C$26]))/STDEV([.C$2:.C$26])" office:value-type="float" office:value="1.20133478388697" calcext:value-type="float">
            <text:p>1.20133478388697</text:p>
          </table:table-cell>
          <table:table-cell table:formula="of:=([.D8]-AVERAGE([.D$2:.D$26]))/STDEV([.D$2:.D$26])" office:value-type="float" office:value="1.62869248618741" calcext:value-type="float">
            <text:p>1.62869248618741</text:p>
          </table:table-cell>
          <table:table-cell table:formula="of:=([.E8]-AVERAGE([.E$2:.E$26]))/STDEV([.E$2:.E$26])" office:value-type="float" office:value="1.87351214394553" calcext:value-type="float">
            <text:p>1.87351214394553</text:p>
          </table:table-cell>
          <table:table-cell table:formula="of:=([.F8]-AVERAGE([.F$2:.F$26]))/STDEV([.F$2:.F$26])" office:value-type="float" office:value="-0.36012492648449" calcext:value-type="float">
            <text:p>-0.36012492648449</text:p>
          </table:table-cell>
          <table:table-cell table:formula="of:=1*([.C8]&gt;0)" office:value-type="float" office:value="1" calcext:value-type="float">
            <text:p>1</text:p>
          </table:table-cell>
          <table:table-cell table:formula="of:=1*([.D8]&gt;0)" office:value-type="float" office:value="1" calcext:value-type="float">
            <text:p>1</text:p>
          </table:table-cell>
          <table:table-cell table:formula="of:=1*([.E8]&gt;1200)" office:value-type="float" office:value="1" calcext:value-type="float">
            <text:p>1</text:p>
          </table:table-cell>
          <table:table-cell table:formula="of:=1*([.F8]&gt;14000)" office:value-type="float" office:value="0" calcext:value-type="float">
            <text:p>0</text:p>
          </table:table-cell>
          <table:table-cell table:formula="of:=SUM([.N8:.Q8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ay Inslee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1537" calcext:value-type="float">
            <text:p>1537</text:p>
          </table:table-cell>
          <table:table-cell table:style-name="ce5" office:value-type="percentage" office:value="-0.274343804155148" calcext:value-type="percentage">
            <text:p>-27%</text:p>
          </table:table-cell>
          <table:table-cell table:style-name="ce7" office:value-type="float" office:value="1583" calcext:value-type="float">
            <text:p>1583</text:p>
          </table:table-cell>
          <table:table-cell table:style-name="ce8" office:value-type="float" office:value="4181" calcext:value-type="float">
            <text:p>4181</text:p>
          </table:table-cell>
          <table:table-cell table:style-name="ce9" office:value-type="percentage" office:value="0.00367935504409829" calcext:value-type="percentage">
            <text:p>0.4%</text:p>
          </table:table-cell>
          <table:table-cell table:style-name="ce11" table:formula="of:=200*([.I9]-MIN([.I$2:.I$26]))/(MAX([.I$2:.I$26])-MIN([.I$2:.I$26]))-100" office:value-type="float" office:value="26.1368451327395" calcext:value-type="float">
            <text:p>26</text:p>
          </table:table-cell>
          <table:table-cell table:formula="of:=MEDIAN([.J9:.M9])" office:value-type="float" office:value="0.41775494042928" calcext:value-type="float">
            <text:p>0.41775494042928</text:p>
          </table:table-cell>
          <table:table-cell table:formula="of:=([.C9]-AVERAGE([.C$2:.C$26]))/STDEV([.C$2:.C$26])" office:value-type="float" office:value="0.792777987137725" calcext:value-type="float">
            <text:p>0.792777987137725</text:p>
          </table:table-cell>
          <table:table-cell table:formula="of:=([.D9]-AVERAGE([.D$2:.D$26]))/STDEV([.D$2:.D$26])" office:value-type="float" office:value="0.0427318937208342" calcext:value-type="float">
            <text:p>0.042731893720834</text:p>
          </table:table-cell>
          <table:table-cell table:formula="of:=([.E9]-AVERAGE([.E$2:.E$26]))/STDEV([.E$2:.E$26])" office:value-type="float" office:value="1.63825376970579" calcext:value-type="float">
            <text:p>1.63825376970579</text:p>
          </table:table-cell>
          <table:table-cell table:formula="of:=([.F9]-AVERAGE([.F$2:.F$26]))/STDEV([.F$2:.F$26])" office:value-type="float" office:value="-0.474020579675585" calcext:value-type="float">
            <text:p>-0.474020579675585</text:p>
          </table:table-cell>
          <table:table-cell table:formula="of:=1*([.C9]&gt;0)" office:value-type="float" office:value="1" calcext:value-type="float">
            <text:p>1</text:p>
          </table:table-cell>
          <table:table-cell table:formula="of:=1*([.D9]&gt;0)" office:value-type="float" office:value="0" calcext:value-type="float">
            <text:p>0</text:p>
          </table:table-cell>
          <table:table-cell table:formula="of:=1*([.E9]&gt;1200)" office:value-type="float" office:value="1" calcext:value-type="float">
            <text:p>1</text:p>
          </table:table-cell>
          <table:table-cell table:formula="of:=1*([.F9]&gt;14000)" office:value-type="float" office:value="0" calcext:value-type="float">
            <text:p>0</text:p>
          </table:table-cell>
          <table:table-cell table:formula="of:=SUM([.N9:.Q9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ric Swalwell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1262" calcext:value-type="float">
            <text:p>1262</text:p>
          </table:table-cell>
          <table:table-cell table:style-name="ce5" office:value-type="percentage" office:value="-0.0837368396328633" calcext:value-type="percentage">
            <text:p>-8%</text:p>
          </table:table-cell>
          <table:table-cell table:style-name="ce7" office:value-type="float" office:value="1647" calcext:value-type="float">
            <text:p>1647</text:p>
          </table:table-cell>
          <table:table-cell table:style-name="ce8" office:value-type="float" office:value="3262" calcext:value-type="float">
            <text:p>3262</text:p>
          </table:table-cell>
          <table:table-cell table:style-name="ce9" office:value-type="percentage" office:value="0.00139922405480494" calcext:value-type="percentage">
            <text:p>0.1%</text:p>
          </table:table-cell>
          <table:table-cell table:style-name="ce11" table:formula="of:=200*([.I10]-MIN([.I$2:.I$26]))/(MAX([.I$2:.I$26])-MIN([.I$2:.I$26]))-100" office:value-type="float" office:value="42.1377048484964" calcext:value-type="float">
            <text:p>42</text:p>
          </table:table-cell>
          <table:table-cell table:formula="of:=MEDIAN([.J10:.M10])" office:value-type="float" office:value="0.633789531713883" calcext:value-type="float">
            <text:p>0.633789531713883</text:p>
          </table:table-cell>
          <table:table-cell table:formula="of:=([.C10]-AVERAGE([.C$2:.C$26]))/STDEV([.C$2:.C$26])" office:value-type="float" office:value="0.686483645504761" calcext:value-type="float">
            <text:p>0.686483645504761</text:p>
          </table:table-cell>
          <table:table-cell table:formula="of:=([.D10]-AVERAGE([.D$2:.D$26]))/STDEV([.D$2:.D$26])" office:value-type="float" office:value="0.581095417923005" calcext:value-type="float">
            <text:p>0.581095417923005</text:p>
          </table:table-cell>
          <table:table-cell table:formula="of:=([.E10]-AVERAGE([.E$2:.E$26]))/STDEV([.E$2:.E$26])" office:value-type="float" office:value="1.91200896882112" calcext:value-type="float">
            <text:p>1.91200896882112</text:p>
          </table:table-cell>
          <table:table-cell table:formula="of:=([.F10]-AVERAGE([.F$2:.F$26]))/STDEV([.F$2:.F$26])" office:value-type="float" office:value="-0.51805512123327" calcext:value-type="float">
            <text:p>-0.51805512123327</text:p>
          </table:table-cell>
          <table:table-cell table:formula="of:=1*([.C10]&gt;0)" office:value-type="float" office:value="1" calcext:value-type="float">
            <text:p>1</text:p>
          </table:table-cell>
          <table:table-cell table:formula="of:=1*([.D10]&gt;0)" office:value-type="float" office:value="0" calcext:value-type="float">
            <text:p>0</text:p>
          </table:table-cell>
          <table:table-cell table:formula="of:=1*([.E10]&gt;1200)" office:value-type="float" office:value="1" calcext:value-type="float">
            <text:p>1</text:p>
          </table:table-cell>
          <table:table-cell table:formula="of:=1*([.F10]&gt;14000)" office:value-type="float" office:value="0" calcext:value-type="float">
            <text:p>0</text:p>
          </table:table-cell>
          <table:table-cell table:formula="of:=SUM([.N10:.Q10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eth Moulton</text:p>
          </table:table-cell>
          <table:table-cell table:style-name="ce2" office:value-type="string" calcext:value-type="string">
            <text:p>Coastal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percentage" office:value="-0.480656698084718" calcext:value-type="percentage">
            <text:p>-48%</text:p>
          </table:table-cell>
          <table:table-cell table:style-name="ce7" office:value-type="float" office:value="1510" calcext:value-type="float">
            <text:p>1510</text:p>
          </table:table-cell>
          <table:table-cell table:style-name="ce8" office:value-type="float" office:value="1729" calcext:value-type="float">
            <text:p>1729</text:p>
          </table:table-cell>
          <table:table-cell table:style-name="ce9" office:value-type="percentage" office:value="0.000850464019117488" calcext:value-type="percentage">
            <text:p>0.1%</text:p>
          </table:table-cell>
          <table:table-cell table:style-name="ce11" table:formula="of:=200*([.I11]-MIN([.I$2:.I$26]))/(MAX([.I$2:.I$26])-MIN([.I$2:.I$26]))-100" office:value-type="float" office:value="-16.2704253481781" calcext:value-type="float">
            <text:p>-16</text:p>
          </table:table-cell>
          <table:table-cell table:formula="of:=MEDIAN([.J11:.M11])" office:value-type="float" office:value="-0.154804128807413" calcext:value-type="float">
            <text:p>-0.154804128807413</text:p>
          </table:table-cell>
          <table:table-cell table:formula="of:=([.C11]-AVERAGE([.C$2:.C$26]))/STDEV([.C$2:.C$26])" office:value-type="float" office:value="0.230384288679679" calcext:value-type="float">
            <text:p>0.230384288679679</text:p>
          </table:table-cell>
          <table:table-cell table:formula="of:=([.D11]-AVERAGE([.D$2:.D$26]))/STDEV([.D$2:.D$26])" office:value-type="float" office:value="-0.539992546294505" calcext:value-type="float">
            <text:p>-0.539992546294505</text:p>
          </table:table-cell>
          <table:table-cell table:formula="of:=([.E11]-AVERAGE([.E$2:.E$26]))/STDEV([.E$2:.E$26])" office:value-type="float" office:value="1.32600174571487" calcext:value-type="float">
            <text:p>1.32600174571487</text:p>
          </table:table-cell>
          <table:table-cell table:formula="of:=([.F11]-AVERAGE([.F$2:.F$26]))/STDEV([.F$2:.F$26])" office:value-type="float" office:value="-0.591509911448646" calcext:value-type="float">
            <text:p>-0.591509911448646</text:p>
          </table:table-cell>
          <table:table-cell table:formula="of:=1*([.C11]&gt;0)" office:value-type="float" office:value="1" calcext:value-type="float">
            <text:p>1</text:p>
          </table:table-cell>
          <table:table-cell table:formula="of:=1*([.D11]&gt;0)" office:value-type="float" office:value="0" calcext:value-type="float">
            <text:p>0</text:p>
          </table:table-cell>
          <table:table-cell table:formula="of:=1*([.E11]&gt;1200)" office:value-type="float" office:value="1" calcext:value-type="float">
            <text:p>1</text:p>
          </table:table-cell>
          <table:table-cell table:formula="of:=1*([.F11]&gt;14000)" office:value-type="float" office:value="0" calcext:value-type="float">
            <text:p>0</text:p>
          </table:table-cell>
          <table:table-cell table:formula="of:=SUM([.N11:.Q11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rnie Sanders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1424" calcext:value-type="float">
            <text:p>-1424</text:p>
          </table:table-cell>
          <table:table-cell table:style-name="ce5" office:value-type="percentage" office:value="-0.222081542492215" calcext:value-type="percentage">
            <text:p>-22%</text:p>
          </table:table-cell>
          <table:table-cell table:style-name="ce7" office:value-type="float" office:value="1022" calcext:value-type="float">
            <text:p>1022</text:p>
          </table:table-cell>
          <table:table-cell table:style-name="ce8" office:value-type="float" office:value="48215" calcext:value-type="float">
            <text:p>48215</text:p>
          </table:table-cell>
          <table:table-cell table:style-name="ce9" office:value-type="percentage" office:value="0.194563754998593" calcext:value-type="percentage">
            <text:p>19.5%</text:p>
          </table:table-cell>
          <table:table-cell table:style-name="ce11" table:formula="of:=200*([.I12]-MIN([.I$2:.I$26]))/(MAX([.I$2:.I$26])-MIN([.I$2:.I$26]))-100" office:value-type="float" office:value="-10.7809677010579" calcext:value-type="float">
            <text:p>-11</text:p>
          </table:table-cell>
          <table:table-cell table:formula="of:=MEDIAN([.J12:.M12])" office:value-type="float" office:value="-0.0806885650041804" calcext:value-type="float">
            <text:p>-0.080688565004181</text:p>
          </table:table-cell>
          <table:table-cell table:formula="of:=([.C12]-AVERAGE([.C$2:.C$26]))/STDEV([.C$2:.C$26])" office:value-type="float" office:value="-0.351722178590298" calcext:value-type="float">
            <text:p>-0.351722178590298</text:p>
          </table:table-cell>
          <table:table-cell table:formula="of:=([.D12]-AVERAGE([.D$2:.D$26]))/STDEV([.D$2:.D$26])" office:value-type="float" office:value="0.190345048581937" calcext:value-type="float">
            <text:p>0.190345048581937</text:p>
          </table:table-cell>
          <table:table-cell table:formula="of:=([.E12]-AVERAGE([.E$2:.E$26]))/STDEV([.E$2:.E$26])" office:value-type="float" office:value="-0.761381647539508" calcext:value-type="float">
            <text:p>-0.761381647539508</text:p>
          </table:table-cell>
          <table:table-cell table:formula="of:=([.F12]-AVERAGE([.F$2:.F$26]))/STDEV([.F$2:.F$26])" office:value-type="float" office:value="1.63589998936803" calcext:value-type="float">
            <text:p>1.63589998936803</text:p>
          </table:table-cell>
          <table:table-cell table:formula="of:=1*([.C12]&gt;0)" office:value-type="float" office:value="0" calcext:value-type="float">
            <text:p>0</text:p>
          </table:table-cell>
          <table:table-cell table:formula="of:=1*([.D12]&gt;0)" office:value-type="float" office:value="0" calcext:value-type="float">
            <text:p>0</text:p>
          </table:table-cell>
          <table:table-cell table:formula="of:=1*([.E12]&gt;1200)" office:value-type="float" office:value="0" calcext:value-type="float">
            <text:p>0</text:p>
          </table:table-cell>
          <table:table-cell table:formula="of:=1*([.F12]&gt;14000)" office:value-type="float" office:value="1" calcext:value-type="float">
            <text:p>1</text:p>
          </table:table-cell>
          <table:table-cell table:formula="of:=SUM([.N12:.Q1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ete Buttigieg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3256" calcext:value-type="float">
            <text:p>-3256</text:p>
          </table:table-cell>
          <table:table-cell table:style-name="ce5" office:value-type="percentage" office:value="0.0188428019648329" calcext:value-type="percentage">
            <text:p>2%</text:p>
          </table:table-cell>
          <table:table-cell table:style-name="ce7" office:value-type="float" office:value="1068" calcext:value-type="float">
            <text:p>1068</text:p>
          </table:table-cell>
          <table:table-cell table:style-name="ce8" office:value-type="float" office:value="18912" calcext:value-type="float">
            <text:p>18912</text:p>
          </table:table-cell>
          <table:table-cell table:style-name="ce9" office:value-type="percentage" office:value="0.0477051455130237" calcext:value-type="percentage">
            <text:p>4.8%</text:p>
          </table:table-cell>
          <table:table-cell table:style-name="ce11" table:formula="of:=200*([.I13]-MIN([.I$2:.I$26]))/(MAX([.I$2:.I$26])-MIN([.I$2:.I$26]))-100" office:value-type="float" office:value="-17.1290758716169" calcext:value-type="float">
            <text:p>-17</text:p>
          </table:table-cell>
          <table:table-cell table:formula="of:=MEDIAN([.J13:.M13])" office:value-type="float" office:value="-0.166397144319244" calcext:value-type="float">
            <text:p>-0.166397144319244</text:p>
          </table:table-cell>
          <table:table-cell table:formula="of:=([.C13]-AVERAGE([.C$2:.C$26]))/STDEV([.C$2:.C$26])" office:value-type="float" office:value="-1.05983575630517" calcext:value-type="float">
            <text:p>-1.05983575630517</text:p>
          </table:table-cell>
          <table:table-cell table:formula="of:=([.D13]-AVERAGE([.D$2:.D$26]))/STDEV([.D$2:.D$26])" office:value-type="float" office:value="0.87082846886551" calcext:value-type="float">
            <text:p>0.87082846886551</text:p>
          </table:table-cell>
          <table:table-cell table:formula="of:=([.E13]-AVERAGE([.E$2:.E$26]))/STDEV([.E$2:.E$26])" office:value-type="float" office:value="-0.564620098175365" calcext:value-type="float">
            <text:p>-0.564620098175365</text:p>
          </table:table-cell>
          <table:table-cell table:formula="of:=([.F13]-AVERAGE([.F$2:.F$26]))/STDEV([.F$2:.F$26])" office:value-type="float" office:value="0.231825809536877" calcext:value-type="float">
            <text:p>0.231825809536877</text:p>
          </table:table-cell>
          <table:table-cell table:formula="of:=1*([.C13]&gt;0)" office:value-type="float" office:value="0" calcext:value-type="float">
            <text:p>0</text:p>
          </table:table-cell>
          <table:table-cell table:formula="of:=1*([.D13]&gt;0)" office:value-type="float" office:value="1" calcext:value-type="float">
            <text:p>1</text:p>
          </table:table-cell>
          <table:table-cell table:formula="of:=1*([.E13]&gt;1200)" office:value-type="float" office:value="0" calcext:value-type="float">
            <text:p>0</text:p>
          </table:table-cell>
          <table:table-cell table:formula="of:=1*([.F13]&gt;14000)" office:value-type="float" office:value="1" calcext:value-type="float">
            <text:p>1</text:p>
          </table:table-cell>
          <table:table-cell table:formula="of:=SUM([.N13:.Q13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to O'Rourke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5871" calcext:value-type="float">
            <text:p>-5871</text:p>
          </table:table-cell>
          <table:table-cell table:style-name="ce5" office:value-type="percentage" office:value="-0.422763600925618" calcext:value-type="percentage">
            <text:p>-42%</text:p>
          </table:table-cell>
          <table:table-cell table:style-name="ce7" office:value-type="float" office:value="836" calcext:value-type="float">
            <text:p>836</text:p>
          </table:table-cell>
          <table:table-cell table:style-name="ce8" office:value-type="float" office:value="13555" calcext:value-type="float">
            <text:p>13555</text:p>
          </table:table-cell>
          <table:table-cell table:style-name="ce9" office:value-type="percentage" office:value="0.0472718756197239" calcext:value-type="percentage">
            <text:p>4.7%</text:p>
          </table:table-cell>
          <table:table-cell table:style-name="ce11" table:formula="of:=200*([.I14]-MIN([.I$2:.I$26]))/(MAX([.I$2:.I$26])-MIN([.I$2:.I$26]))-100" office:value-type="float" office:value="-76.4066081725255" calcext:value-type="float">
            <text:p>-76</text:p>
          </table:table-cell>
          <table:table-cell table:formula="of:=MEDIAN([.J14:.M14])" office:value-type="float" office:value="-0.966728982137679" calcext:value-type="float">
            <text:p>-0.966728982137679</text:p>
          </table:table-cell>
          <table:table-cell table:formula="of:=([.C14]-AVERAGE([.C$2:.C$26]))/STDEV([.C$2:.C$26])" office:value-type="float" office:value="-2.07059831401499" calcext:value-type="float">
            <text:p>-2.07059831401499</text:p>
          </table:table-cell>
          <table:table-cell table:formula="of:=([.D14]-AVERAGE([.D$2:.D$26]))/STDEV([.D$2:.D$26])" office:value-type="float" office:value="-0.376475269306926" calcext:value-type="float">
            <text:p>-0.376475269306926</text:p>
          </table:table-cell>
          <table:table-cell table:formula="of:=([.E14]-AVERAGE([.E$2:.E$26]))/STDEV([.E$2:.E$26])" office:value-type="float" office:value="-1.55698269496843" calcext:value-type="float">
            <text:p>-1.55698269496843</text:p>
          </table:table-cell>
          <table:table-cell table:formula="of:=([.F14]-AVERAGE([.F$2:.F$26]))/STDEV([.F$2:.F$26])" office:value-type="float" office:value="-0.0248586726443164" calcext:value-type="float">
            <text:p>-0.024858672644316</text:p>
          </table:table-cell>
          <table:table-cell table:formula="of:=1*([.C14]&gt;0)" office:value-type="float" office:value="0" calcext:value-type="float">
            <text:p>0</text:p>
          </table:table-cell>
          <table:table-cell table:formula="of:=1*([.D14]&gt;0)" office:value-type="float" office:value="0" calcext:value-type="float">
            <text:p>0</text:p>
          </table:table-cell>
          <table:table-cell table:formula="of:=1*([.E14]&gt;1200)" office:value-type="float" office:value="0" calcext:value-type="float">
            <text:p>0</text:p>
          </table:table-cell>
          <table:table-cell table:formula="of:=1*([.F14]&gt;14000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my Klobuchar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228" calcext:value-type="float">
            <text:p>228</text:p>
          </table:table-cell>
          <table:table-cell table:style-name="ce5" office:value-type="percentage" office:value="0.0139247052834634" calcext:value-type="percentage">
            <text:p>1%</text:p>
          </table:table-cell>
          <table:table-cell table:style-name="ce7" office:value-type="float" office:value="1104" calcext:value-type="float">
            <text:p>1104</text:p>
          </table:table-cell>
          <table:table-cell table:style-name="ce8" office:value-type="float" office:value="11086" calcext:value-type="float">
            <text:p>11086</text:p>
          </table:table-cell>
          <table:table-cell table:style-name="ce9" office:value-type="percentage" office:value="0.0158841521554312" calcext:value-type="percentage">
            <text:p>1.6%</text:p>
          </table:table-cell>
          <table:table-cell table:style-name="ce11" table:formula="of:=200*([.I15]-MIN([.I$2:.I$26]))/(MAX([.I$2:.I$26])-MIN([.I$2:.I$26]))-100" office:value-type="float" office:value="0.515292499486009" calcext:value-type="float">
            <text:p>1</text:p>
          </table:table-cell>
          <table:table-cell table:formula="of:=MEDIAN([.J15:.M15])" office:value-type="float" office:value="0.071827174701097" calcext:value-type="float">
            <text:p>0.071827174701097</text:p>
          </table:table-cell>
          <table:table-cell table:formula="of:=([.C15]-AVERAGE([.C$2:.C$26]))/STDEV([.C$2:.C$26])" office:value-type="float" office:value="0.286816920964816" calcext:value-type="float">
            <text:p>0.286816920964816</text:p>
          </table:table-cell>
          <table:table-cell table:formula="of:=([.D15]-AVERAGE([.D$2:.D$26]))/STDEV([.D$2:.D$26])" office:value-type="float" office:value="0.856937455657336" calcext:value-type="float">
            <text:p>0.856937455657336</text:p>
          </table:table-cell>
          <table:table-cell table:formula="of:=([.E15]-AVERAGE([.E$2:.E$26]))/STDEV([.E$2:.E$26])" office:value-type="float" office:value="-0.410632798672993" calcext:value-type="float">
            <text:p>-0.410632798672993</text:p>
          </table:table-cell>
          <table:table-cell table:formula="of:=([.F15]-AVERAGE([.F$2:.F$26]))/STDEV([.F$2:.F$26])" office:value-type="float" office:value="-0.143162571562623" calcext:value-type="float">
            <text:p>-0.143162571562623</text:p>
          </table:table-cell>
          <table:table-cell table:formula="of:=1*([.C15]&gt;0)" office:value-type="float" office:value="1" calcext:value-type="float">
            <text:p>1</text:p>
          </table:table-cell>
          <table:table-cell table:formula="of:=1*([.D15]&gt;0)" office:value-type="float" office:value="1" calcext:value-type="float">
            <text:p>1</text:p>
          </table:table-cell>
          <table:table-cell table:formula="of:=1*([.E15]&gt;1200)" office:value-type="float" office:value="0" calcext:value-type="float">
            <text:p>0</text:p>
          </table:table-cell>
          <table:table-cell table:formula="of:=1*([.F15]&gt;14000)" office:value-type="float" office:value="0" calcext:value-type="float">
            <text:p>0</text:p>
          </table:table-cell>
          <table:table-cell table:formula="of:=SUM([.N15:.Q15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ohn Hickenlooper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992" calcext:value-type="float">
            <text:p>-992</text:p>
          </table:table-cell>
          <table:table-cell table:style-name="ce5" office:value-type="percentage" office:value="-0.556090527601768" calcext:value-type="percentage">
            <text:p>-56%</text:p>
          </table:table-cell>
          <table:table-cell table:style-name="ce7" office:value-type="float" office:value="1205" calcext:value-type="float">
            <text:p>1205</text:p>
          </table:table-cell>
          <table:table-cell table:style-name="ce8" office:value-type="float" office:value="3384" calcext:value-type="float">
            <text:p>3384</text:p>
          </table:table-cell>
          <table:table-cell table:style-name="ce9" office:value-type="percentage" office:value="0.00792171540298039" calcext:value-type="percentage">
            <text:p>0.8%</text:p>
          </table:table-cell>
          <table:table-cell table:style-name="ce11" table:formula="of:=200*([.I16]-MIN([.I$2:.I$26]))/(MAX([.I$2:.I$26])-MIN([.I$2:.I$26]))-100" office:value-type="float" office:value="-30.6149944489587" calcext:value-type="float">
            <text:p>-31</text:p>
          </table:table-cell>
          <table:table-cell table:formula="of:=MEDIAN([.J16:.M16])" office:value-type="float" office:value="-0.348476417540075" calcext:value-type="float">
            <text:p>-0.348476417540075</text:p>
          </table:table-cell>
          <table:table-cell table:formula="of:=([.C16]-AVERAGE([.C$2:.C$26]))/STDEV([.C$2:.C$26])" office:value-type="float" office:value="-0.184743431006878" calcext:value-type="float">
            <text:p>-0.184743431006878</text:p>
          </table:table-cell>
          <table:table-cell table:formula="of:=([.D16]-AVERAGE([.D$2:.D$26]))/STDEV([.D$2:.D$26])" office:value-type="float" office:value="-0.753053083744682" calcext:value-type="float">
            <text:p>-0.753053083744682</text:p>
          </table:table-cell>
          <table:table-cell table:formula="of:=([.E16]-AVERAGE([.E$2:.E$26]))/STDEV([.E$2:.E$26])" office:value-type="float" office:value="0.021387124930885" calcext:value-type="float">
            <text:p>0.021387124930885</text:p>
          </table:table-cell>
          <table:table-cell table:formula="of:=([.F16]-AVERAGE([.F$2:.F$26]))/STDEV([.F$2:.F$26])" office:value-type="float" office:value="-0.512209404073273" calcext:value-type="float">
            <text:p>-0.512209404073273</text:p>
          </table:table-cell>
          <table:table-cell table:formula="of:=1*([.C16]&gt;0)" office:value-type="float" office:value="0" calcext:value-type="float">
            <text:p>0</text:p>
          </table:table-cell>
          <table:table-cell table:formula="of:=1*([.D16]&gt;0)" office:value-type="float" office:value="0" calcext:value-type="float">
            <text:p>0</text:p>
          </table:table-cell>
          <table:table-cell table:formula="of:=1*([.E16]&gt;1200)" office:value-type="float" office:value="1" calcext:value-type="float">
            <text:p>1</text:p>
          </table:table-cell>
          <table:table-cell table:formula="of:=1*([.F16]&gt;14000)" office:value-type="float" office:value="0" calcext:value-type="float">
            <text:p>0</text:p>
          </table:table-cell>
          <table:table-cell table:formula="of:=SUM([.N16:.Q1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im Ryan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1947" calcext:value-type="float">
            <text:p>-1947</text:p>
          </table:table-cell>
          <table:table-cell table:style-name="ce5" office:value-type="percentage" office:value="-0.550551984254348" calcext:value-type="percentage">
            <text:p>-55%</text:p>
          </table:table-cell>
          <table:table-cell table:style-name="ce7" office:value-type="float" office:value="1062" calcext:value-type="float">
            <text:p>1062</text:p>
          </table:table-cell>
          <table:table-cell table:style-name="ce8" office:value-type="float" office:value="3618" calcext:value-type="float">
            <text:p>3618</text:p>
          </table:table-cell>
          <table:table-cell table:style-name="ce9" office:value-type="percentage" office:value="0.00757230073944008" calcext:value-type="percentage">
            <text:p>0.8%</text:p>
          </table:table-cell>
          <table:table-cell table:style-name="ce11" table:formula="of:=200*([.I17]-MIN([.I$2:.I$26]))/(MAX([.I$2:.I$26])-MIN([.I$2:.I$26]))-100" office:value-type="float" office:value="-47.1764360177376" calcext:value-type="float">
            <text:p>-47</text:p>
          </table:table-cell>
          <table:table-cell table:formula="of:=MEDIAN([.J17:.M17])" office:value-type="float" office:value="-0.572079669112345" calcext:value-type="float">
            <text:p>-0.572079669112345</text:p>
          </table:table-cell>
          <table:table-cell table:formula="of:=([.C17]-AVERAGE([.C$2:.C$26]))/STDEV([.C$2:.C$26])" office:value-type="float" office:value="-0.553874690132262" calcext:value-type="float">
            <text:p>-0.553874690132262</text:p>
          </table:table-cell>
          <table:table-cell table:formula="of:=([.D17]-AVERAGE([.D$2:.D$26]))/STDEV([.D$2:.D$26])" office:value-type="float" office:value="-0.737409637961172" calcext:value-type="float">
            <text:p>-0.737409637961172</text:p>
          </table:table-cell>
          <table:table-cell table:formula="of:=([.E17]-AVERAGE([.E$2:.E$26]))/STDEV([.E$2:.E$26])" office:value-type="float" office:value="-0.590284648092427" calcext:value-type="float">
            <text:p>-0.590284648092427</text:p>
          </table:table-cell>
          <table:table-cell table:formula="of:=([.F17]-AVERAGE([.F$2:.F$26]))/STDEV([.F$2:.F$26])" office:value-type="float" office:value="-0.50099712689754" calcext:value-type="float">
            <text:p>-0.50099712689754</text:p>
          </table:table-cell>
          <table:table-cell table:formula="of:=1*([.C17]&gt;0)" office:value-type="float" office:value="0" calcext:value-type="float">
            <text:p>0</text:p>
          </table:table-cell>
          <table:table-cell table:formula="of:=1*([.D17]&gt;0)" office:value-type="float" office:value="0" calcext:value-type="float">
            <text:p>0</text:p>
          </table:table-cell>
          <table:table-cell table:formula="of:=1*([.E17]&gt;1200)" office:value-type="float" office:value="0" calcext:value-type="float">
            <text:p>0</text:p>
          </table:table-cell>
          <table:table-cell table:formula="of:=1*([.F17]&gt;14000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teve Bullock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819" calcext:value-type="float">
            <text:p>-819</text:p>
          </table:table-cell>
          <table:table-cell table:style-name="ce5" office:value-type="percentage" office:value="-0.765308770434336" calcext:value-type="percentage">
            <text:p>-77%</text:p>
          </table:table-cell>
          <table:table-cell table:style-name="ce7" office:value-type="float" office:value="1290" calcext:value-type="float">
            <text:p>1290</text:p>
          </table:table-cell>
          <table:table-cell table:style-name="ce8" office:value-type="float" office:value="2834" calcext:value-type="float">
            <text:p>2834</text:p>
          </table:table-cell>
          <table:table-cell table:style-name="ce9" office:value-type="percentage" office:value="0.00662564191858951" calcext:value-type="percentage">
            <text:p>0.7%</text:p>
          </table:table-cell>
          <table:table-cell table:style-name="ce11" table:formula="of:=200*([.I18]-MIN([.I$2:.I$26]))/(MAX([.I$2:.I$26])-MIN([.I$2:.I$26]))-100" office:value-type="float" office:value="-29.1145925807614" calcext:value-type="float">
            <text:p>-29</text:p>
          </table:table-cell>
          <table:table-cell table:formula="of:=MEDIAN([.J18:.M18])" office:value-type="float" office:value="-0.328218837002732" calcext:value-type="float">
            <text:p>-0.328218837002732</text:p>
          </table:table-cell>
          <table:table-cell table:formula="of:=([.C18]-AVERAGE([.C$2:.C$26]))/STDEV([.C$2:.C$26])" office:value-type="float" office:value="-0.117874626997777" calcext:value-type="float">
            <text:p>-0.117874626997777</text:p>
          </table:table-cell>
          <table:table-cell table:formula="of:=([.D18]-AVERAGE([.D$2:.D$26]))/STDEV([.D$2:.D$26])" office:value-type="float" office:value="-1.34398359261157" calcext:value-type="float">
            <text:p>-1.34398359261157</text:p>
          </table:table-cell>
          <table:table-cell table:formula="of:=([.E18]-AVERAGE([.E$2:.E$26]))/STDEV([.E$2:.E$26])" office:value-type="float" office:value="0.384968248755931" calcext:value-type="float">
            <text:p>0.384968248755931</text:p>
          </table:table-cell>
          <table:table-cell table:formula="of:=([.F18]-AVERAGE([.F$2:.F$26]))/STDEV([.F$2:.F$26])" office:value-type="float" office:value="-0.538563047007687" calcext:value-type="float">
            <text:p>-0.538563047007687</text:p>
          </table:table-cell>
          <table:table-cell table:formula="of:=1*([.C18]&gt;0)" office:value-type="float" office:value="0" calcext:value-type="float">
            <text:p>0</text:p>
          </table:table-cell>
          <table:table-cell table:formula="of:=1*([.D18]&gt;0)" office:value-type="float" office:value="0" calcext:value-type="float">
            <text:p>0</text:p>
          </table:table-cell>
          <table:table-cell table:formula="of:=1*([.E18]&gt;1200)" office:value-type="float" office:value="1" calcext:value-type="float">
            <text:p>1</text:p>
          </table:table-cell>
          <table:table-cell table:formula="of:=1*([.F18]&gt;14000)" office:value-type="float" office:value="0" calcext:value-type="float">
            <text:p>0</text:p>
          </table:table-cell>
          <table:table-cell table:formula="of:=SUM([.N18:.Q1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ichael Bennet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1749" calcext:value-type="float">
            <text:p>-1749</text:p>
          </table:table-cell>
          <table:table-cell table:style-name="ce5" office:value-type="percentage" office:value="-0.517333892677813" calcext:value-type="percentage">
            <text:p>-52%</text:p>
          </table:table-cell>
          <table:table-cell table:style-name="ce7" office:value-type="float" office:value="1101" calcext:value-type="float">
            <text:p>1101</text:p>
          </table:table-cell>
          <table:table-cell table:style-name="ce8" office:value-type="float" office:value="2855" calcext:value-type="float">
            <text:p>2855</text:p>
          </table:table-cell>
          <table:table-cell table:style-name="ce9" office:value-type="percentage" office:value="0.00588182689976352" calcext:value-type="percentage">
            <text:p>0.6%</text:p>
          </table:table-cell>
          <table:table-cell table:style-name="ce11" table:formula="of:=200*([.I19]-MIN([.I$2:.I$26]))/(MAX([.I$2:.I$26])-MIN([.I$2:.I$26]))-100" office:value-type="float" office:value="-42.3895469659284" calcext:value-type="float">
            <text:p>-42</text:p>
          </table:table-cell>
          <table:table-cell table:formula="of:=MEDIAN([.J19:.M19])" office:value-type="float" office:value="-0.507449790580632" calcext:value-type="float">
            <text:p>-0.507449790580632</text:p>
          </table:table-cell>
          <table:table-cell table:formula="of:=([.C19]-AVERAGE([.C$2:.C$26]))/STDEV([.C$2:.C$26])" office:value-type="float" office:value="-0.477342764156528" calcext:value-type="float">
            <text:p>-0.477342764156528</text:p>
          </table:table-cell>
          <table:table-cell table:formula="of:=([.D19]-AVERAGE([.D$2:.D$26]))/STDEV([.D$2:.D$26])" office:value-type="float" office:value="-0.643586157306964" calcext:value-type="float">
            <text:p>-0.643586157306964</text:p>
          </table:table-cell>
          <table:table-cell table:formula="of:=([.E19]-AVERAGE([.E$2:.E$26]))/STDEV([.E$2:.E$26])" office:value-type="float" office:value="-0.423465073631524" calcext:value-type="float">
            <text:p>-0.423465073631524</text:p>
          </table:table-cell>
          <table:table-cell table:formula="of:=([.F19]-AVERAGE([.F$2:.F$26]))/STDEV([.F$2:.F$26])" office:value-type="float" office:value="-0.537556817004736" calcext:value-type="float">
            <text:p>-0.537556817004736</text:p>
          </table:table-cell>
          <table:table-cell table:formula="of:=1*([.C19]&gt;0)" office:value-type="float" office:value="0" calcext:value-type="float">
            <text:p>0</text:p>
          </table:table-cell>
          <table:table-cell table:formula="of:=1*([.D19]&gt;0)" office:value-type="float" office:value="0" calcext:value-type="float">
            <text:p>0</text:p>
          </table:table-cell>
          <table:table-cell table:formula="of:=1*([.E19]&gt;1200)" office:value-type="float" office:value="0" calcext:value-type="float">
            <text:p>0</text:p>
          </table:table-cell>
          <table:table-cell table:formula="of:=1*([.F19]&gt;14000)" office:value-type="float" office:value="0" calcext:value-type="float">
            <text:p>0</text:p>
          </table:table-cell>
          <table:table-cell table:formula="of:=SUM([.N19:.Q19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ohn Delaney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-1042" calcext:value-type="float">
            <text:p>-1042</text:p>
          </table:table-cell>
          <table:table-cell table:style-name="ce5" office:value-type="percentage" office:value="-0.616429363493978" calcext:value-type="percentage">
            <text:p>-62%</text:p>
          </table:table-cell>
          <table:table-cell table:style-name="ce7" office:value-type="float" office:value="1109" calcext:value-type="float">
            <text:p>1109</text:p>
          </table:table-cell>
          <table:table-cell table:style-name="ce8" office:value-type="float" office:value="3512" calcext:value-type="float">
            <text:p>3512</text:p>
          </table:table-cell>
          <table:table-cell table:style-name="ce9" office:value-type="percentage" office:value="0.00557745333689662" calcext:value-type="percentage">
            <text:p>0.6%</text:p>
          </table:table-cell>
          <table:table-cell table:style-name="ce11" table:formula="of:=200*([.I20]-MIN([.I$2:.I$26]))/(MAX([.I$2:.I$26])-MIN([.I$2:.I$26]))-100" office:value-type="float" office:value="-37.9612139194767" calcext:value-type="float">
            <text:p>-38</text:p>
          </table:table-cell>
          <table:table-cell table:formula="of:=MEDIAN([.J20:.M20])" office:value-type="float" office:value="-0.447660933184413" calcext:value-type="float">
            <text:p>-0.447660933184413</text:p>
          </table:table-cell>
          <table:table-cell table:formula="of:=([.C20]-AVERAGE([.C$2:.C$26]))/STDEV([.C$2:.C$26])" office:value-type="float" office:value="-0.204069674940144" calcext:value-type="float">
            <text:p>-0.204069674940144</text:p>
          </table:table-cell>
          <table:table-cell table:formula="of:=([.D20]-AVERAGE([.D$2:.D$26]))/STDEV([.D$2:.D$26])" office:value-type="float" office:value="-0.923478274758037" calcext:value-type="float">
            <text:p>-0.923478274758037</text:p>
          </table:table-cell>
          <table:table-cell table:formula="of:=([.E20]-AVERAGE([.E$2:.E$26]))/STDEV([.E$2:.E$26])" office:value-type="float" office:value="-0.389245673742108" calcext:value-type="float">
            <text:p>-0.389245673742108</text:p>
          </table:table-cell>
          <table:table-cell table:formula="of:=([.F20]-AVERAGE([.F$2:.F$26]))/STDEV([.F$2:.F$26])" office:value-type="float" office:value="-0.506076192626718" calcext:value-type="float">
            <text:p>-0.506076192626718</text:p>
          </table:table-cell>
          <table:table-cell table:formula="of:=1*([.C20]&gt;0)" office:value-type="float" office:value="0" calcext:value-type="float">
            <text:p>0</text:p>
          </table:table-cell>
          <table:table-cell table:formula="of:=1*([.D20]&gt;0)" office:value-type="float" office:value="0" calcext:value-type="float">
            <text:p>0</text:p>
          </table:table-cell>
          <table:table-cell table:formula="of:=1*([.E20]&gt;1200)" office:value-type="float" office:value="0" calcext:value-type="float">
            <text:p>0</text:p>
          </table:table-cell>
          <table:table-cell table:formula="of:=1*([.F20]&gt;14000)" office:value-type="float" office:value="0" calcext:value-type="float">
            <text:p>0</text:p>
          </table:table-cell>
          <table:table-cell table:formula="of:=SUM([.N20:.Q2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oe Sestak</text:p>
          </table:table-cell>
          <table:table-cell table:style-name="ce2" office:value-type="string" calcext:value-type="string">
            <text:p>Inland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percentage" office:value="-0.890716742012377" calcext:value-type="percentage">
            <text:p>-89%</text:p>
          </table:table-cell>
          <table:table-cell table:style-name="ce7" office:value-type="float" office:value="1211" calcext:value-type="float">
            <text:p>1211</text:p>
          </table:table-cell>
          <table:table-cell table:style-name="ce8" office:value-type="float" office:value="325" calcext:value-type="float">
            <text:p>325</text:p>
          </table:table-cell>
          <table:table-cell table:style-name="ce9" office:value-type="percentage" office:value="0.000933015232202306" calcext:value-type="percentage">
            <text:p>0.1%</text:p>
          </table:table-cell>
          <table:table-cell table:style-name="ce11" table:formula="of:=200*([.I21]-MIN([.I$2:.I$26]))/(MAX([.I$2:.I$26])-MIN([.I$2:.I$26]))-100" office:value-type="float" office:value="-27.4589993268963" calcext:value-type="float">
            <text:p>-27</text:p>
          </table:table-cell>
          <table:table-cell table:formula="of:=MEDIAN([.J21:.M21])" office:value-type="float" office:value="-0.305865949827547" calcext:value-type="float">
            <text:p>-0.305865949827547</text:p>
          </table:table-cell>
          <table:table-cell table:formula="of:=([.C21]-AVERAGE([.C$2:.C$26]))/STDEV([.C$2:.C$26])" office:value-type="float" office:value="0.201008397901115" calcext:value-type="float">
            <text:p>0.201008397901115</text:p>
          </table:table-cell>
          <table:table-cell table:formula="of:=([.D21]-AVERAGE([.D$2:.D$26]))/STDEV([.D$2:.D$26])" office:value-type="float" office:value="-1.6981945612979" calcext:value-type="float">
            <text:p>-1.6981945612979</text:p>
          </table:table-cell>
          <table:table-cell table:formula="of:=([.E21]-AVERAGE([.E$2:.E$26]))/STDEV([.E$2:.E$26])" office:value-type="float" office:value="0.0470516748479471" calcext:value-type="float">
            <text:p>0.047051674847947</text:p>
          </table:table-cell>
          <table:table-cell table:formula="of:=([.F21]-AVERAGE([.F$2:.F$26]))/STDEV([.F$2:.F$26])" office:value-type="float" office:value="-0.658783574503041" calcext:value-type="float">
            <text:p>-0.658783574503041</text:p>
          </table:table-cell>
          <table:table-cell table:formula="of:=1*([.C21]&gt;0)" office:value-type="float" office:value="1" calcext:value-type="float">
            <text:p>1</text:p>
          </table:table-cell>
          <table:table-cell table:formula="of:=1*([.D21]&gt;0)" office:value-type="float" office:value="0" calcext:value-type="float">
            <text:p>0</text:p>
          </table:table-cell>
          <table:table-cell table:formula="of:=1*([.E21]&gt;1200)" office:value-type="float" office:value="1" calcext:value-type="float">
            <text:p>1</text:p>
          </table:table-cell>
          <table:table-cell table:formula="of:=1*([.F21]&gt;14000)" office:value-type="float" office:value="0" calcext:value-type="float">
            <text:p>0</text:p>
          </table:table-cell>
          <table:table-cell table:formula="of:=SUM([.N21:.Q21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ulsi Gabbard</text:p>
          </table:table-cell>
          <table:table-cell table:style-name="ce2" office:value-type="string" calcext:value-type="string">
            <text:p>Non-contiguous</text:p>
          </table:table-cell>
          <table:table-cell table:style-name="ce4" office:value-type="float" office:value="-2284" calcext:value-type="float">
            <text:p>-2284</text:p>
          </table:table-cell>
          <table:table-cell table:style-name="ce5" office:value-type="percentage" office:value="-0.464238297609977" calcext:value-type="percentage">
            <text:p>-46%</text:p>
          </table:table-cell>
          <table:table-cell table:style-name="ce7" office:value-type="float" office:value="1098" calcext:value-type="float">
            <text:p>1098</text:p>
          </table:table-cell>
          <table:table-cell table:style-name="ce8" office:value-type="float" office:value="6146" calcext:value-type="float">
            <text:p>6146</text:p>
          </table:table-cell>
          <table:table-cell table:style-name="ce9" office:value-type="percentage" office:value="0.00934935777258288" calcext:value-type="percentage">
            <text:p>0.9%</text:p>
          </table:table-cell>
          <table:table-cell table:style-name="ce11" table:formula="of:=200*([.I22]-MIN([.I$2:.I$26]))/(MAX([.I$2:.I$26])-MIN([.I$2:.I$26]))-100" office:value-type="float" office:value="-39.2423650046419" calcext:value-type="float">
            <text:p>-39</text:p>
          </table:table-cell>
          <table:table-cell table:formula="of:=MEDIAN([.J22:.M22])" office:value-type="float" office:value="-0.464958313198621" calcext:value-type="float">
            <text:p>-0.464958313198621</text:p>
          </table:table-cell>
          <table:table-cell table:formula="of:=([.C22]-AVERAGE([.C$2:.C$26]))/STDEV([.C$2:.C$26])" office:value-type="float" office:value="-0.684133574242476" calcext:value-type="float">
            <text:p>-0.684133574242476</text:p>
          </table:table-cell>
          <table:table-cell table:formula="of:=([.D22]-AVERAGE([.D$2:.D$26]))/STDEV([.D$2:.D$26])" office:value-type="float" office:value="-0.493619277807187" calcext:value-type="float">
            <text:p>-0.493619277807187</text:p>
          </table:table-cell>
          <table:table-cell table:formula="of:=([.E22]-AVERAGE([.E$2:.E$26]))/STDEV([.E$2:.E$26])" office:value-type="float" office:value="-0.436297348590055" calcext:value-type="float">
            <text:p>-0.436297348590055</text:p>
          </table:table-cell>
          <table:table-cell table:formula="of:=([.F22]-AVERAGE([.F$2:.F$26]))/STDEV([.F$2:.F$26])" office:value-type="float" office:value="-0.379866200828087" calcext:value-type="float">
            <text:p>-0.379866200828087</text:p>
          </table:table-cell>
          <table:table-cell table:formula="of:=1*([.C22]&gt;0)" office:value-type="float" office:value="0" calcext:value-type="float">
            <text:p>0</text:p>
          </table:table-cell>
          <table:table-cell table:formula="of:=1*([.D22]&gt;0)" office:value-type="float" office:value="0" calcext:value-type="float">
            <text:p>0</text:p>
          </table:table-cell>
          <table:table-cell table:formula="of:=1*([.E22]&gt;1200)" office:value-type="float" office:value="0" calcext:value-type="float">
            <text:p>0</text:p>
          </table:table-cell>
          <table:table-cell table:formula="of:=1*([.F22]&gt;14000)" office:value-type="float" office:value="0" calcext:value-type="float">
            <text:p>0</text:p>
          </table:table-cell>
          <table:table-cell table:formula="of:=SUM([.N22:.Q2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ike Gravel</text:p>
          </table:table-cell>
          <table:table-cell table:style-name="ce2" office:value-type="string" calcext:value-type="string">
            <text:p>Non-contiguous</text:p>
          </table:table-cell>
          <table:table-cell table:style-name="ce4" office:value-type="float" office:value="-1672" calcext:value-type="float">
            <text:p>-1672</text:p>
          </table:table-cell>
          <table:table-cell table:style-name="ce5" office:value-type="percentage" office:value="-0.864968893116937" calcext:value-type="percentage">
            <text:p>-86%</text:p>
          </table:table-cell>
          <table:table-cell table:style-name="ce7" office:value-type="float" office:value="1063" calcext:value-type="float">
            <text:p>1063</text:p>
          </table:table-cell>
          <table:table-cell table:style-name="ce8" office:value-type="float" office:value="365" calcext:value-type="float">
            <text:p>365</text:p>
          </table:table-cell>
          <table:table-cell table:style-name="ce9" office:value-type="percentage" office:value="0.00302646036181097" calcext:value-type="percentage">
            <text:p>0.3%</text:p>
          </table:table-cell>
          <table:table-cell table:style-name="ce11" table:formula="of:=200*([.I23]-MIN([.I$2:.I$26]))/(MAX([.I$2:.I$26])-MIN([.I$2:.I$26]))-100" office:value-type="float" office:value="-50.8321518691299" calcext:value-type="float">
            <text:p>-51</text:p>
          </table:table-cell>
          <table:table-cell table:formula="of:=MEDIAN([.J23:.M23])" office:value-type="float" office:value="-0.621437084516122" calcext:value-type="float">
            <text:p>-0.621437084516122</text:p>
          </table:table-cell>
          <table:table-cell table:formula="of:=([.C23]-AVERAGE([.C$2:.C$26]))/STDEV([.C$2:.C$26])" office:value-type="float" office:value="-0.447580348499298" calcext:value-type="float">
            <text:p>-0.447580348499298</text:p>
          </table:table-cell>
          <table:table-cell table:formula="of:=([.D23]-AVERAGE([.D$2:.D$26]))/STDEV([.D$2:.D$26])" office:value-type="float" office:value="-1.62547055193804" calcext:value-type="float">
            <text:p>-1.62547055193804</text:p>
          </table:table-cell>
          <table:table-cell table:formula="of:=([.E23]-AVERAGE([.E$2:.E$26]))/STDEV([.E$2:.E$26])" office:value-type="float" office:value="-0.58600722310625" calcext:value-type="float">
            <text:p>-0.58600722310625</text:p>
          </table:table-cell>
          <table:table-cell table:formula="of:=([.F23]-AVERAGE([.F$2:.F$26]))/STDEV([.F$2:.F$26])" office:value-type="float" office:value="-0.656866945925993" calcext:value-type="float">
            <text:p>-0.656866945925993</text:p>
          </table:table-cell>
          <table:table-cell table:formula="of:=1*([.C23]&gt;0)" office:value-type="float" office:value="0" calcext:value-type="float">
            <text:p>0</text:p>
          </table:table-cell>
          <table:table-cell table:formula="of:=1*([.D23]&gt;0)" office:value-type="float" office:value="0" calcext:value-type="float">
            <text:p>0</text:p>
          </table:table-cell>
          <table:table-cell table:formula="of:=1*([.E23]&gt;1200)" office:value-type="float" office:value="0" calcext:value-type="float">
            <text:p>0</text:p>
          </table:table-cell>
          <table:table-cell table:formula="of:=1*([.F23]&gt;14000)" office:value-type="float" office:value="0" calcext:value-type="float">
            <text:p>0</text:p>
          </table:table-cell>
          <table:table-cell table:formula="of:=SUM([.N23:.Q2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ndrew Yang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5391" calcext:value-type="float">
            <text:p>-5391</text:p>
          </table:table-cell>
          <table:table-cell table:style-name="ce5" office:value-type="percentage" office:value="-0.532166695846271" calcext:value-type="percentage">
            <text:p>-53%</text:p>
          </table:table-cell>
          <table:table-cell table:style-name="ce7" office:value-type="float" office:value="675" calcext:value-type="float">
            <text:p>675</text:p>
          </table:table-cell>
          <table:table-cell table:style-name="ce8" office:value-type="float" office:value="5323" calcext:value-type="float">
            <text:p>5323</text:p>
          </table:table-cell>
          <table:table-cell table:style-name="ce9" office:value-type="percentage" office:value="0.0167975031032803" calcext:value-type="percentage">
            <text:p>1.7%</text:p>
          </table:table-cell>
          <table:table-cell table:style-name="ce11" table:formula="of:=200*([.I24]-MIN([.I$2:.I$26]))/(MAX([.I$2:.I$26])-MIN([.I$2:.I$26]))-100" office:value-type="float" office:value="-100" calcext:value-type="float">
            <text:p>-100</text:p>
          </table:table-cell>
          <table:table-cell table:formula="of:=MEDIAN([.J24:.M24])" office:value-type="float" office:value="-1.28527366354918" calcext:value-type="float">
            <text:p>-1.28527366354918</text:p>
          </table:table-cell>
          <table:table-cell table:formula="of:=([.C24]-AVERAGE([.C$2:.C$26]))/STDEV([.C$2:.C$26])" office:value-type="float" office:value="-1.88506637225564" calcext:value-type="float">
            <text:p>-1.88506637225564</text:p>
          </table:table-cell>
          <table:table-cell table:formula="of:=([.D24]-AVERAGE([.D$2:.D$26]))/STDEV([.D$2:.D$26])" office:value-type="float" office:value="-0.68548095484273" calcext:value-type="float">
            <text:p>-0.68548095484273</text:p>
          </table:table-cell>
          <table:table-cell table:formula="of:=([.E24]-AVERAGE([.E$2:.E$26]))/STDEV([.E$2:.E$26])" office:value-type="float" office:value="-2.24564811774293" calcext:value-type="float">
            <text:p>-2.24564811774293</text:p>
          </table:table-cell>
          <table:table-cell table:formula="of:=([.F24]-AVERAGE([.F$2:.F$26]))/STDEV([.F$2:.F$26])" office:value-type="float" office:value="-0.419300833800856" calcext:value-type="float">
            <text:p>-0.419300833800856</text:p>
          </table:table-cell>
          <table:table-cell table:formula="of:=1*([.C24]&gt;0)" office:value-type="float" office:value="0" calcext:value-type="float">
            <text:p>0</text:p>
          </table:table-cell>
          <table:table-cell table:formula="of:=1*([.D24]&gt;0)" office:value-type="float" office:value="0" calcext:value-type="float">
            <text:p>0</text:p>
          </table:table-cell>
          <table:table-cell table:formula="of:=1*([.E24]&gt;1200)" office:value-type="float" office:value="0" calcext:value-type="float">
            <text:p>0</text:p>
          </table:table-cell>
          <table:table-cell table:formula="of:=1*([.F24]&gt;14000)" office:value-type="float" office:value="0" calcext:value-type="float">
            <text:p>0</text:p>
          </table:table-cell>
          <table:table-cell table:formula="of:=SUM([.N24:.Q24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om Steyer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647" calcext:value-type="float">
            <text:p>-647</text:p>
          </table:table-cell>
          <table:table-cell table:style-name="ce5" office:value-type="percentage" office:value="-0.1463280731055" calcext:value-type="percentage">
            <text:p>-15%</text:p>
          </table:table-cell>
          <table:table-cell table:style-name="ce7" office:value-type="float" office:value="1265" calcext:value-type="float">
            <text:p>1265</text:p>
          </table:table-cell>
          <table:table-cell table:style-name="ce8" office:value-type="float" office:value="3558" calcext:value-type="float">
            <text:p>3558</text:p>
          </table:table-cell>
          <table:table-cell table:style-name="ce9" office:value-type="percentage" office:value="0.00751596983948154" calcext:value-type="percentage">
            <text:p>0.8%</text:p>
          </table:table-cell>
          <table:table-cell table:style-name="ce11" table:formula="of:=200*([.I25]-MIN([.I$2:.I$26]))/(MAX([.I$2:.I$26])-MIN([.I$2:.I$26]))-100" office:value-type="float" office:value="3.58851833273029" calcext:value-type="float">
            <text:p>4</text:p>
          </table:table-cell>
          <table:table-cell table:formula="of:=MEDIAN([.J25:.M25])" office:value-type="float" office:value="0.113320138117082" calcext:value-type="float">
            <text:p>0.113320138117082</text:p>
          </table:table-cell>
          <table:table-cell table:formula="of:=([.C25]-AVERAGE([.C$2:.C$26]))/STDEV([.C$2:.C$26])" office:value-type="float" office:value="-0.0513923478673414" calcext:value-type="float">
            <text:p>-0.051392347867341</text:p>
          </table:table-cell>
          <table:table-cell table:formula="of:=([.D25]-AVERAGE([.D$2:.D$26]))/STDEV([.D$2:.D$26])" office:value-type="float" office:value="0.404308399038656" calcext:value-type="float">
            <text:p>0.404308399038656</text:p>
          </table:table-cell>
          <table:table-cell table:formula="of:=([.E25]-AVERAGE([.E$2:.E$26]))/STDEV([.E$2:.E$26])" office:value-type="float" office:value="0.278032624101506" calcext:value-type="float">
            <text:p>0.278032624101506</text:p>
          </table:table-cell>
          <table:table-cell table:formula="of:=([.F25]-AVERAGE([.F$2:.F$26]))/STDEV([.F$2:.F$26])" office:value-type="float" office:value="-0.503872069763112" calcext:value-type="float">
            <text:p>-0.503872069763112</text:p>
          </table:table-cell>
          <table:table-cell table:formula="of:=1*([.C25]&gt;0)" office:value-type="float" office:value="0" calcext:value-type="float">
            <text:p>0</text:p>
          </table:table-cell>
          <table:table-cell table:formula="of:=1*([.D25]&gt;0)" office:value-type="float" office:value="0" calcext:value-type="float">
            <text:p>0</text:p>
          </table:table-cell>
          <table:table-cell table:formula="of:=1*([.E25]&gt;1200)" office:value-type="float" office:value="1" calcext:value-type="float">
            <text:p>1</text:p>
          </table:table-cell>
          <table:table-cell table:formula="of:=1*([.F25]&gt;14000)" office:value-type="float" office:value="0" calcext:value-type="float">
            <text:p>0</text:p>
          </table:table-cell>
          <table:table-cell table:formula="of:=SUM([.N25:.Q2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rianne Williamson</text:p>
          </table:table-cell>
          <table:table-cell table:style-name="ce2" office:value-type="string" calcext:value-type="string">
            <text:p>None</text:p>
          </table:table-cell>
          <table:table-cell table:style-name="ce4" office:value-type="float" office:value="-195" calcext:value-type="float">
            <text:p>-195</text:p>
          </table:table-cell>
          <table:table-cell table:style-name="ce5" office:value-type="percentage" office:value="-0.555067328658747" calcext:value-type="percentage">
            <text:p>-56%</text:p>
          </table:table-cell>
          <table:table-cell table:style-name="ce7" office:value-type="float" office:value="1290" calcext:value-type="float">
            <text:p>1290</text:p>
          </table:table-cell>
          <table:table-cell table:style-name="ce8" office:value-type="float" office:value="3176" calcext:value-type="float">
            <text:p>3176</text:p>
          </table:table-cell>
          <table:table-cell table:style-name="ce9" office:value-type="percentage" office:value="0.00508789054948653" calcext:value-type="percentage">
            <text:p>0.5%</text:p>
          </table:table-cell>
          <table:table-cell table:style-name="ce11" table:formula="of:=200*([.I26]-MIN([.I$2:.I$26]))/(MAX([.I$2:.I$26])-MIN([.I$2:.I$26]))-100" office:value-type="float" office:value="-19.5756557885256" calcext:value-type="float">
            <text:p>-20</text:p>
          </table:table-cell>
          <table:table-cell table:formula="of:=MEDIAN([.J26:.M26])" office:value-type="float" office:value="-0.199429487692269" calcext:value-type="float">
            <text:p>-0.199429487692269</text:p>
          </table:table-cell>
          <table:table-cell table:formula="of:=([.C26]-AVERAGE([.C$2:.C$26]))/STDEV([.C$2:.C$26])" office:value-type="float" office:value="0.123316897289385" calcext:value-type="float">
            <text:p>0.123316897289385</text:p>
          </table:table-cell>
          <table:table-cell table:formula="of:=([.D26]-AVERAGE([.D$2:.D$26]))/STDEV([.D$2:.D$26])" office:value-type="float" office:value="-0.75016308971794" calcext:value-type="float">
            <text:p>-0.75016308971794</text:p>
          </table:table-cell>
          <table:table-cell table:formula="of:=([.E26]-AVERAGE([.E$2:.E$26]))/STDEV([.E$2:.E$26])" office:value-type="float" office:value="0.384968248755931" calcext:value-type="float">
            <text:p>0.384968248755931</text:p>
          </table:table-cell>
          <table:table-cell table:formula="of:=([.F26]-AVERAGE([.F$2:.F$26]))/STDEV([.F$2:.F$26])" office:value-type="float" office:value="-0.522175872673924" calcext:value-type="float">
            <text:p>-0.522175872673924</text:p>
          </table:table-cell>
          <table:table-cell table:formula="of:=1*([.C26]&gt;0)" office:value-type="float" office:value="0" calcext:value-type="float">
            <text:p>0</text:p>
          </table:table-cell>
          <table:table-cell table:formula="of:=1*([.D26]&gt;0)" office:value-type="float" office:value="0" calcext:value-type="float">
            <text:p>0</text:p>
          </table:table-cell>
          <table:table-cell table:formula="of:=1*([.E26]&gt;1200)" office:value-type="float" office:value="1" calcext:value-type="float">
            <text:p>1</text:p>
          </table:table-cell>
          <table:table-cell table:formula="of:=1*([.F26]&gt;14000)" office:value-type="float" office:value="0" calcext:value-type="float">
            <text:p>0</text:p>
          </table:table-cell>
          <table:table-cell table:formula="of:=SUM([.N26:.Q2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oastal</text:p>
          </table:table-cell>
          <table:table-cell table:formula="of:=AVERAGE([.C2:.C11])" office:value-type="float" office:value="1420.4" calcext:value-type="float">
            <text:p>1420.4</text:p>
          </table:table-cell>
          <table:table-cell table:style-name="ce6" table:formula="of:=AVERAGE([.D2:.D11])" office:value-type="percentage" office:value="-0.0165546300790924" calcext:value-type="percentage">
            <text:p>-1.66%</text:p>
          </table:table-cell>
          <table:table-cell table:formula="of:=AVERAGE([.E2:.E11])" office:value-type="float" office:value="1360.1" calcext:value-type="float">
            <text:p>1360.1</text:p>
          </table:table-cell>
          <table:table-cell table:formula="of:=AVERAGE([.F2:.F11])" office:value-type="float" office:value="22498.1" calcext:value-type="float">
            <text:p>22498.1</text:p>
          </table:table-cell>
          <table:table-cell table:style-name="ce6" table:formula="of:=AVERAGE([.G2:.G11])" office:value-type="percentage" office:value="0.0582144816453641" calcext:value-type="percentage">
            <text:p>5.82%</text:p>
          </table:table-cell>
          <table:table-cell table:formula="of:=AVERAGE([.H2:.H11])" office:value-type="float" office:value="39.4552014135994" calcext:value-type="float">
            <text:p>39.45520141359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Inland</text:p>
          </table:table-cell>
          <table:table-cell table:formula="of:=AVERAGE([.C13:.C21])" office:value-type="float" office:value="-1715.77777777778" calcext:value-type="float">
            <text:p>-1715.77777777778</text:p>
          </table:table-cell>
          <table:table-cell table:style-name="ce6" table:formula="of:=AVERAGE([.D13:.D21])" office:value-type="percentage" office:value="-0.476269708239105" calcext:value-type="percentage">
            <text:p>-47.63%</text:p>
          </table:table-cell>
          <table:table-cell table:formula="of:=AVERAGE([.E13:.E21])" office:value-type="float" office:value="1109.55555555556" calcext:value-type="float">
            <text:p>1109.55555555556</text:p>
          </table:table-cell>
          <table:table-cell table:formula="of:=AVERAGE([.F13:.F21])" office:value-type="float" office:value="6675.66666666667" calcext:value-type="float">
            <text:p>6675.66666666667</text:p>
          </table:table-cell>
          <table:table-cell table:style-name="ce6" table:formula="of:=AVERAGE([.G13:.G21])" office:value-type="percentage" office:value="0.0161525696464501" calcext:value-type="percentage">
            <text:p>1.62%</text:p>
          </table:table-cell>
          <table:table-cell table:formula="of:=AVERAGE([.H13:.H21])" office:value-type="float" office:value="-34.1929083116017" calcext:value-type="float">
            <text:p>-34.19290831160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on-contiguous</text:p>
          </table:table-cell>
          <table:table-cell table:formula="of:=AVERAGE([.C22:.C23])" office:value-type="float" office:value="-1978" calcext:value-type="float">
            <text:p>-1978</text:p>
          </table:table-cell>
          <table:table-cell table:style-name="ce6" table:formula="of:=AVERAGE([.D22:.D23])" office:value-type="percentage" office:value="-0.664603595363457" calcext:value-type="percentage">
            <text:p>-66.46%</text:p>
          </table:table-cell>
          <table:table-cell table:formula="of:=AVERAGE([.E22:.E23])" office:value-type="float" office:value="1080.5" calcext:value-type="float">
            <text:p>1080.5</text:p>
          </table:table-cell>
          <table:table-cell table:formula="of:=AVERAGE([.F22:.F23])" office:value-type="float" office:value="3255.5" calcext:value-type="float">
            <text:p>3255.5</text:p>
          </table:table-cell>
          <table:table-cell table:style-name="ce6" table:formula="of:=AVERAGE([.G22:.G23])" office:value-type="percentage" office:value="0.00618790906719693" calcext:value-type="percentage">
            <text:p>0.62%</text:p>
          </table:table-cell>
          <table:table-cell table:formula="of:=AVERAGE([.H22:.H23])" office:value-type="float" office:value="-45.0372584368859" calcext:value-type="float">
            <text:p>-45.03725843688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one</text:p>
          </table:table-cell>
          <table:table-cell table:formula="of:=AVERAGE([.C24:.C26])" office:value-type="float" office:value="-2077.66666666667" calcext:value-type="float">
            <text:p>-2077.66666666667</text:p>
          </table:table-cell>
          <table:table-cell table:style-name="ce6" table:formula="of:=AVERAGE([.D24:.D26])" office:value-type="percentage" office:value="-0.411187365870173" calcext:value-type="percentage">
            <text:p>-41.12%</text:p>
          </table:table-cell>
          <table:table-cell table:formula="of:=AVERAGE([.E24:.E26])" office:value-type="float" office:value="1076.66666666667" calcext:value-type="float">
            <text:p>1076.66666666667</text:p>
          </table:table-cell>
          <table:table-cell table:formula="of:=AVERAGE([.F24:.F26])" office:value-type="float" office:value="4019" calcext:value-type="float">
            <text:p>4019</text:p>
          </table:table-cell>
          <table:table-cell table:style-name="ce6" table:formula="of:=AVERAGE([.G24:.G26])" office:value-type="percentage" office:value="0.00980045449741611" calcext:value-type="percentage">
            <text:p>0.98%</text:p>
          </table:table-cell>
          <table:table-cell table:formula="of:=AVERAGE([.H24:.H26])" office:value-type="float" office:value="-38.6623791519318" calcext:value-type="float">
            <text:p>-38.6623791519318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ll_measures.C2:all_measures.C26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all_measures.D2:all_measures.D26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all_measures.F2:all_measures.F26">
            <calcext:color-scale>
              <calcext:color-scale-entry calcext:value="0" calcext:type="minimum" calcext:color="#ce181e"/>
              <calcext:color-scale-entry calcext:value="50" calcext:type="percentile" calcext:color="#ffffff"/>
              <calcext:color-scale-entry calcext:value="0" calcext:type="maximum" calcext:color="#1b75bc"/>
            </calcext:color-scale>
          </calcext:conditional-format>
          <calcext:conditional-format calcext:target-range-address="all_measures.G2:all_measures.G26">
            <calcext:color-scale>
              <calcext:color-scale-entry calcext:value="0" calcext:type="minimum" calcext:color="#ce181e"/>
              <calcext:color-scale-entry calcext:value="50" calcext:type="percentile" calcext:color="#ffffff"/>
              <calcext:color-scale-entry calcext:value="0" calcext:type="maximum" calcext:color="#1b75bc"/>
            </calcext:color-scale>
          </calcext:conditional-format>
          <calcext:conditional-format calcext:target-range-address="all_measures.E2:all_measures.E26">
            <calcext:color-scale>
              <calcext:color-scale-entry calcext:value="10" calcext:type="percentile" calcext:color="#ce181e"/>
              <calcext:color-scale-entry calcext:value="50" calcext:type="percentile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all_measures.H2:all_measures.H26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</calcext:conditional-formats>
      </table:table>
      <table:table table:name="Sheet2" table:style-name="ta1">
        <table:table-column table:style-name="co11" table:default-cell-style-name="ce2"/>
        <table:table-column table:style-name="co10" table:default-cell-style-name="ce15"/>
        <table:table-column table:style-name="co10" table:default-cell-style-name="ce18"/>
        <table:table-column table:style-name="co10" table:default-cell-style-name="ce21"/>
        <table:table-column table:style-name="co10" table:default-cell-style-name="ce24"/>
        <table:table-column table:style-name="co10" table:default-cell-style-name="ce27"/>
        <table:table-column table:style-name="co10" table:default-cell-style-name="ce30"/>
        <table:table-column table:style-name="co10" table:number-columns-repeated="1017" table:default-cell-style-name="Default"/>
        <table:table-row table:style-name="ro1">
          <table:table-cell table:style-name="ce13" office:value-type="string" calcext:value-type="string">
            <text:p>Candidate</text:p>
          </table:table-cell>
          <table:table-cell table:style-name="ce13" office:value-type="string" calcext:value-type="string">
            <text:p>Gain / loss</text:p>
          </table:table-cell>
          <table:table-cell table:style-name="ce13" office:value-type="string" calcext:value-type="string">
            <text:p>Diff. from lm</text:p>
          </table:table-cell>
          <table:table-cell table:style-name="ce13" office:value-type="string" calcext:value-type="string">
            <text:p>Elo-media</text:p>
          </table:table-cell>
          <table:table-cell table:style-name="ce13" office:value-type="string" calcext:value-type="string">
            <text:p>Coverage</text:p>
          </table:table-cell>
          <table:table-cell table:style-name="ce13" office:value-type="string" calcext:value-type="string">
            <text:p>Polling</text:p>
          </table:table-cell>
          <table:table-cell table:style-name="ce12" office:value-type="string" calcext:value-type="string">
            <text:p>Sort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Andrew Yang</text:p>
          </table:table-cell>
          <table:table-cell office:value-type="float" office:value="-5391" calcext:value-type="float">
            <text:p>-5391</text:p>
          </table:table-cell>
          <table:table-cell office:value-type="percentage" office:value="-0.532166695846271" calcext:value-type="percentage">
            <text:p>-53%</text:p>
          </table:table-cell>
          <table:table-cell office:value-type="float" office:value="675" calcext:value-type="float">
            <text:p>675</text:p>
          </table:table-cell>
          <table:table-cell office:value-type="float" office:value="5323" calcext:value-type="float">
            <text:p>5323</text:p>
          </table:table-cell>
          <table:table-cell office:value-type="percentage" office:value="0.0167975031032803" calcext:value-type="percentage">
            <text:p>1.7%</text:p>
          </table:table-cell>
          <table:table-cell table:formula="of:=200*([.H2]-MIN([.H$2:.H$12]))/(MAX([.H$2:.H$12])-MIN([.H$2:.H$12]))-100" office:value-type="float" office:value="-100" calcext:value-type="float">
            <text:p>-100</text:p>
          </table:table-cell>
          <table:table-cell table:formula="of:=MEDIAN([.I2:.L2])" office:value-type="float" office:value="-0.986035342872928" calcext:value-type="float">
            <text:p>-0.986035342872928</text:p>
          </table:table-cell>
          <table:table-cell table:formula="of:=([.B2]-AVERAGE([.B$2:.B$12]))/STDEV([.B$2:.B$12])" office:value-type="float" office:value="-1.35933670897167" calcext:value-type="float">
            <text:p>-1.35933670897167</text:p>
          </table:table-cell>
          <table:table-cell table:formula="of:=([.C2]-AVERAGE([.C$2:.C$12]))/STDEV([.C$2:.C$12])" office:value-type="float" office:value="-0.612733976774189" calcext:value-type="float">
            <text:p>-0.612733976774189</text:p>
          </table:table-cell>
          <table:table-cell table:formula="of:=([.D2]-AVERAGE([.D$2:.D$12]))/STDEV([.D$2:.D$12])" office:value-type="float" office:value="-1.77100653832345" calcext:value-type="float">
            <text:p>-1.77100653832345</text:p>
          </table:table-cell>
          <table:table-cell table:formula="of:=([.E2]-AVERAGE([.E$2:.E$12]))/STDEV([.E$2:.E$12])" office:value-type="float" office:value="-0.400210709832837" calcext:value-type="float">
            <text:p>-0.400210709832837</text:p>
          </table:table-cell>
          <table:table-cell table:formula="of:=1*([.B2]&gt;0)" office:value-type="float" office:value="0" calcext:value-type="float">
            <text:p>0</text:p>
          </table:table-cell>
          <table:table-cell table:formula="of:=1*([.C2]&gt;0)" office:value-type="float" office:value="0" calcext:value-type="float">
            <text:p>0</text:p>
          </table:table-cell>
          <table:table-cell table:formula="of:=1*([.D2]&gt;1200)" office:value-type="float" office:value="0" calcext:value-type="float">
            <text:p>0</text:p>
          </table:table-cell>
          <table:table-cell table:formula="of:=1*([.E2]&gt;14000)" office:value-type="float" office:value="0" calcext:value-type="float">
            <text:p>0</text:p>
          </table:table-cell>
          <table:table-cell table:formula="of:=SUM([.M2:.P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Beto O'Rourke</text:p>
          </table:table-cell>
          <table:table-cell table:style-name="ce16" office:value-type="float" office:value="-5871" calcext:value-type="float">
            <text:p>-5871</text:p>
          </table:table-cell>
          <table:table-cell table:style-name="ce19" office:value-type="percentage" office:value="-0.422763600925618" calcext:value-type="percentage">
            <text:p>-42%</text:p>
          </table:table-cell>
          <table:table-cell table:style-name="ce22" office:value-type="float" office:value="836" calcext:value-type="float">
            <text:p>836</text:p>
          </table:table-cell>
          <table:table-cell table:style-name="ce25" office:value-type="float" office:value="13555" calcext:value-type="float">
            <text:p>13555</text:p>
          </table:table-cell>
          <table:table-cell table:style-name="ce28" office:value-type="percentage" office:value="0.0472718756197239" calcext:value-type="percentage">
            <text:p>4.7%</text:p>
          </table:table-cell>
          <table:table-cell table:style-name="ce31" table:formula="of:=200*([.H3]-MIN([.H$2:.H$12]))/(MAX([.H$2:.H$12])-MIN([.H$2:.H$12]))-100" office:value-type="float" office:value="-78.0522314572355" calcext:value-type="float">
            <text:p>-78</text:p>
          </table:table-cell>
          <table:table-cell table:style-name="ce33" table:formula="of:=MEDIAN([.I3:.L3])" office:value-type="float" office:value="-0.758197244725585" calcext:value-type="float">
            <text:p>-0.758197244725585</text:p>
          </table:table-cell>
          <table:table-cell table:style-name="ce33" table:formula="of:=([.B3]-AVERAGE([.B$2:.B$12]))/STDEV([.B$2:.B$12])" office:value-type="float" office:value="-1.49495957746188" calcext:value-type="float">
            <text:p>-1.49495957746188</text:p>
          </table:table-cell>
          <table:table-cell table:style-name="ce33" table:formula="of:=([.C3]-AVERAGE([.C$2:.C$12]))/STDEV([.C$2:.C$12])" office:value-type="float" office:value="-0.359535705067576" calcext:value-type="float">
            <text:p>-0.359535705067576</text:p>
          </table:table-cell>
          <table:table-cell table:style-name="ce33" table:formula="of:=([.D3]-AVERAGE([.D$2:.D$12]))/STDEV([.D$2:.D$12])" office:value-type="float" office:value="-1.15685878438359" calcext:value-type="float">
            <text:p>-1.15685878438359</text:p>
          </table:table-cell>
          <table:table-cell table:style-name="ce33" table:formula="of:=([.E3]-AVERAGE([.E$2:.E$12]))/STDEV([.E$2:.E$12])" office:value-type="float" office:value="0.213358980617912" calcext:value-type="float">
            <text:p>0.213358980617912</text:p>
          </table:table-cell>
          <table:table-cell table:style-name="ce33" table:formula="of:=1*([.B3]&gt;0)" office:value-type="float" office:value="0" calcext:value-type="float">
            <text:p>0</text:p>
          </table:table-cell>
          <table:table-cell table:style-name="ce33" table:formula="of:=1*([.C3]&gt;0)" office:value-type="float" office:value="0" calcext:value-type="float">
            <text:p>0</text:p>
          </table:table-cell>
          <table:table-cell table:style-name="ce33" table:formula="of:=1*([.D3]&gt;1200)" office:value-type="float" office:value="0" calcext:value-type="float">
            <text:p>0</text:p>
          </table:table-cell>
          <table:table-cell table:style-name="ce33" table:formula="of:=1*([.E3]&gt;14000)" office:value-type="float" office:value="0" calcext:value-type="float">
            <text:p>0</text:p>
          </table:table-cell>
          <table:table-cell table:style-name="ce33" table:formula="of:=SUM([.M3:.P3])" office:value-type="float" office:value="0" calcext:value-type="float">
            <text:p>0</text:p>
          </table:table-cell>
          <table:table-cell table:style-name="ce33" table:number-columns-repeated="1007"/>
        </table:table-row>
        <table:table-row table:style-name="ro1">
          <table:table-cell office:value-type="string" calcext:value-type="string">
            <text:p>Mike Gravel</text:p>
          </table:table-cell>
          <table:table-cell office:value-type="float" office:value="-1672" calcext:value-type="float">
            <text:p>-1672</text:p>
          </table:table-cell>
          <table:table-cell office:value-type="percentage" office:value="-0.864968893116937" calcext:value-type="percentage">
            <text:p>-86%</text:p>
          </table:table-cell>
          <table:table-cell office:value-type="float" office:value="1063" calcext:value-type="float">
            <text:p>1063</text:p>
          </table:table-cell>
          <table:table-cell office:value-type="float" office:value="365" calcext:value-type="float">
            <text:p>365</text:p>
          </table:table-cell>
          <table:table-cell office:value-type="percentage" office:value="0.00302646036181097" calcext:value-type="percentage">
            <text:p>0.3%</text:p>
          </table:table-cell>
          <table:table-cell table:formula="of:=200*([.H4]-MIN([.H$2:.H$12]))/(MAX([.H$2:.H$12])-MIN([.H$2:.H$12]))-100" office:value-type="float" office:value="-56.9510884501325" calcext:value-type="float">
            <text:p>-57</text:p>
          </table:table-cell>
          <table:table-cell table:formula="of:=MEDIAN([.I4:.L4])" office:value-type="float" office:value="-0.53914790118499" calcext:value-type="float">
            <text:p>-0.53914790118499</text:p>
          </table:table-cell>
          <table:table-cell table:formula="of:=([.B4]-AVERAGE([.B$2:.B$12]))/STDEV([.B$2:.B$12])" office:value-type="float" office:value="-0.308542025815228" calcext:value-type="float">
            <text:p>-0.308542025815228</text:p>
          </table:table-cell>
          <table:table-cell table:formula="of:=([.C4]-AVERAGE([.C$2:.C$12]))/STDEV([.C$2:.C$12])" office:value-type="float" office:value="-1.38295845013311" calcext:value-type="float">
            <text:p>-1.38295845013311</text:p>
          </table:table-cell>
          <table:table-cell table:formula="of:=([.D4]-AVERAGE([.D$2:.D$12]))/STDEV([.D$2:.D$12])" office:value-type="float" office:value="-0.290948597151629" calcext:value-type="float">
            <text:p>-0.290948597151629</text:p>
          </table:table-cell>
          <table:table-cell table:formula="of:=([.E4]-AVERAGE([.E$2:.E$12]))/STDEV([.E$2:.E$12])" office:value-type="float" office:value="-0.769753776554753" calcext:value-type="float">
            <text:p>-0.769753776554753</text:p>
          </table:table-cell>
          <table:table-cell table:formula="of:=1*([.B4]&gt;0)" office:value-type="float" office:value="0" calcext:value-type="float">
            <text:p>0</text:p>
          </table:table-cell>
          <table:table-cell table:formula="of:=1*([.C4]&gt;0)" office:value-type="float" office:value="0" calcext:value-type="float">
            <text:p>0</text:p>
          </table:table-cell>
          <table:table-cell table:formula="of:=1*([.D4]&gt;1200)" office:value-type="float" office:value="0" calcext:value-type="float">
            <text:p>0</text:p>
          </table:table-cell>
          <table:table-cell table:formula="of:=1*([.E4]&gt;14000)" office:value-type="float" office:value="0" calcext:value-type="float">
            <text:p>0</text:p>
          </table:table-cell>
          <table:table-cell table:formula="of:=SUM([.M4:.P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Tim Ryan</text:p>
          </table:table-cell>
          <table:table-cell table:style-name="ce17" office:value-type="float" office:value="-1947" calcext:value-type="float">
            <text:p>-1947</text:p>
          </table:table-cell>
          <table:table-cell table:style-name="ce20" office:value-type="percentage" office:value="-0.550551984254348" calcext:value-type="percentage">
            <text:p>-55%</text:p>
          </table:table-cell>
          <table:table-cell table:style-name="ce23" office:value-type="float" office:value="1062" calcext:value-type="float">
            <text:p>1062</text:p>
          </table:table-cell>
          <table:table-cell table:style-name="ce26" office:value-type="float" office:value="3618" calcext:value-type="float">
            <text:p>3618</text:p>
          </table:table-cell>
          <table:table-cell table:style-name="ce29" office:value-type="percentage" office:value="0.00757230073944008" calcext:value-type="percentage">
            <text:p>0.8%</text:p>
          </table:table-cell>
          <table:table-cell table:style-name="ce32" table:formula="of:=200*([.H5]-MIN([.H$2:.H$12]))/(MAX([.H$2:.H$12])-MIN([.H$2:.H$12]))-100" office:value-type="float" office:value="-49.0153398128204" calcext:value-type="float">
            <text:p>-49</text:p>
          </table:table-cell>
          <table:table-cell table:formula="of:=MEDIAN([.I5:.L5])" office:value-type="float" office:value="-0.45676750459125" calcext:value-type="float">
            <text:p>-0.45676750459125</text:p>
          </table:table-cell>
          <table:table-cell table:formula="of:=([.B5]-AVERAGE([.B$2:.B$12]))/STDEV([.B$2:.B$12])" office:value-type="float" office:value="-0.38624262755441" calcext:value-type="float">
            <text:p>-0.38624262755441</text:p>
          </table:table-cell>
          <table:table-cell table:formula="of:=([.C5]-AVERAGE([.C$2:.C$12]))/STDEV([.C$2:.C$12])" office:value-type="float" office:value="-0.655284173851602" calcext:value-type="float">
            <text:p>-0.655284173851602</text:p>
          </table:table-cell>
          <table:table-cell table:formula="of:=([.D5]-AVERAGE([.D$2:.D$12]))/STDEV([.D$2:.D$12])" office:value-type="float" office:value="-0.294763179474237" calcext:value-type="float">
            <text:p>-0.294763179474237</text:p>
          </table:table-cell>
          <table:table-cell table:formula="of:=([.E5]-AVERAGE([.E$2:.E$12]))/STDEV([.E$2:.E$12])" office:value-type="float" office:value="-0.527292381628091" calcext:value-type="float">
            <text:p>-0.527292381628091</text:p>
          </table:table-cell>
          <table:table-cell table:formula="of:=1*([.B5]&gt;0)" office:value-type="float" office:value="0" calcext:value-type="float">
            <text:p>0</text:p>
          </table:table-cell>
          <table:table-cell table:formula="of:=1*([.C5]&gt;0)" office:value-type="float" office:value="0" calcext:value-type="float">
            <text:p>0</text:p>
          </table:table-cell>
          <table:table-cell table:formula="of:=1*([.D5]&gt;1200)" office:value-type="float" office:value="0" calcext:value-type="float">
            <text:p>0</text:p>
          </table:table-cell>
          <table:table-cell table:formula="of:=1*([.E5]&gt;14000)" office:value-type="float" office:value="0" calcext:value-type="float">
            <text:p>0</text:p>
          </table:table-cell>
          <table:table-cell table:formula="of:=SUM([.M5:.P5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 Bennet</text:p>
          </table:table-cell>
          <table:table-cell office:value-type="float" office:value="-1749" calcext:value-type="float">
            <text:p>-1749</text:p>
          </table:table-cell>
          <table:table-cell office:value-type="percentage" office:value="-0.517333892677813" calcext:value-type="percentage">
            <text:p>-52%</text:p>
          </table:table-cell>
          <table:table-cell office:value-type="float" office:value="1101" calcext:value-type="float">
            <text:p>1101</text:p>
          </table:table-cell>
          <table:table-cell office:value-type="float" office:value="2855" calcext:value-type="float">
            <text:p>2855</text:p>
          </table:table-cell>
          <table:table-cell office:value-type="percentage" office:value="0.00588182689976352" calcext:value-type="percentage">
            <text:p>0.6%</text:p>
          </table:table-cell>
          <table:table-cell table:formula="of:=200*([.H6]-MIN([.H$2:.H$12]))/(MAX([.H$2:.H$12])-MIN([.H$2:.H$12]))-100" office:value-type="float" office:value="-48.7826388609861" calcext:value-type="float">
            <text:p>-49</text:p>
          </table:table-cell>
          <table:table-cell table:style-name="ce33" table:formula="of:=MEDIAN([.I6:.L6])" office:value-type="float" office:value="-0.454351853897664" calcext:value-type="float">
            <text:p>-0.454351853897664</text:p>
          </table:table-cell>
          <table:table-cell table:style-name="ce33" table:formula="of:=([.B6]-AVERAGE([.B$2:.B$12]))/STDEV([.B$2:.B$12])" office:value-type="float" office:value="-0.330298194302199" calcext:value-type="float">
            <text:p>-0.330298194302199</text:p>
          </table:table-cell>
          <table:table-cell table:style-name="ce33" table:formula="of:=([.C6]-AVERAGE([.C$2:.C$12]))/STDEV([.C$2:.C$12])" office:value-type="float" office:value="-0.578405513493129" calcext:value-type="float">
            <text:p>-0.578405513493129</text:p>
          </table:table-cell>
          <table:table-cell table:style-name="ce33" table:formula="of:=([.D6]-AVERAGE([.D$2:.D$12]))/STDEV([.D$2:.D$12])" office:value-type="float" office:value="-0.145994468892534" calcext:value-type="float">
            <text:p>-0.145994468892534</text:p>
          </table:table-cell>
          <table:table-cell table:style-name="ce33" table:formula="of:=([.E6]-AVERAGE([.E$2:.E$12]))/STDEV([.E$2:.E$12])" office:value-type="float" office:value="-0.584162361440277" calcext:value-type="float">
            <text:p>-0.584162361440277</text:p>
          </table:table-cell>
          <table:table-cell table:style-name="ce33" table:formula="of:=1*([.B6]&gt;0)" office:value-type="float" office:value="0" calcext:value-type="float">
            <text:p>0</text:p>
          </table:table-cell>
          <table:table-cell table:style-name="ce33" table:formula="of:=1*([.C6]&gt;0)" office:value-type="float" office:value="0" calcext:value-type="float">
            <text:p>0</text:p>
          </table:table-cell>
          <table:table-cell table:style-name="ce33" table:formula="of:=1*([.D6]&gt;1200)" office:value-type="float" office:value="0" calcext:value-type="float">
            <text:p>0</text:p>
          </table:table-cell>
          <table:table-cell table:style-name="ce33" table:formula="of:=1*([.E6]&gt;14000)" office:value-type="float" office:value="0" calcext:value-type="float">
            <text:p>0</text:p>
          </table:table-cell>
          <table:table-cell table:style-name="ce33" table:formula="of:=SUM([.M6:.P6])" office:value-type="float" office:value="0" calcext:value-type="float">
            <text:p>0</text:p>
          </table:table-cell>
          <table:table-cell table:style-name="ce33" table:number-columns-repeated="1007"/>
        </table:table-row>
        <table:table-row table:style-name="ro1">
          <table:table-cell office:value-type="string" calcext:value-type="string">
            <text:p>Tulsi Gabbard</text:p>
          </table:table-cell>
          <table:table-cell office:value-type="float" office:value="-2284" calcext:value-type="float">
            <text:p>-2284</text:p>
          </table:table-cell>
          <table:table-cell office:value-type="percentage" office:value="-0.464238297609977" calcext:value-type="percentage">
            <text:p>-46%</text:p>
          </table:table-cell>
          <table:table-cell office:value-type="float" office:value="1098" calcext:value-type="float">
            <text:p>1098</text:p>
          </table:table-cell>
          <table:table-cell office:value-type="float" office:value="6146" calcext:value-type="float">
            <text:p>6146</text:p>
          </table:table-cell>
          <table:table-cell office:value-type="percentage" office:value="0.00934935777258288" calcext:value-type="percentage">
            <text:p>0.9%</text:p>
          </table:table-cell>
          <table:table-cell table:formula="of:=200*([.H7]-MIN([.H$2:.H$12]))/(MAX([.H$2:.H$12])-MIN([.H$2:.H$12]))-100" office:value-type="float" office:value="-43.2767735748713" calcext:value-type="float">
            <text:p>-43</text:p>
          </table:table-cell>
          <table:table-cell table:formula="of:=MEDIAN([.I7:.L7])" office:value-type="float" office:value="-0.397195889590876" calcext:value-type="float">
            <text:p>-0.397195889590876</text:p>
          </table:table-cell>
          <table:table-cell table:formula="of:=([.B7]-AVERAGE([.B$2:.B$12]))/STDEV([.B$2:.B$12])" office:value-type="float" office:value="-0.481461183140245" calcext:value-type="float">
            <text:p>-0.481461183140245</text:p>
          </table:table-cell>
          <table:table-cell table:formula="of:=([.C7]-AVERAGE([.C$2:.C$12]))/STDEV([.C$2:.C$12])" office:value-type="float" office:value="-0.455523131453017" calcext:value-type="float">
            <text:p>-0.455523131453017</text:p>
          </table:table-cell>
          <table:table-cell table:formula="of:=([.D7]-AVERAGE([.D$2:.D$12]))/STDEV([.D$2:.D$12])" office:value-type="float" office:value="-0.157438215860357" calcext:value-type="float">
            <text:p>-0.157438215860357</text:p>
          </table:table-cell>
          <table:table-cell table:formula="of:=([.E7]-AVERAGE([.E$2:.E$12]))/STDEV([.E$2:.E$12])" office:value-type="float" office:value="-0.338868647728735" calcext:value-type="float">
            <text:p>-0.338868647728735</text:p>
          </table:table-cell>
          <table:table-cell table:formula="of:=1*([.B7]&gt;0)" office:value-type="float" office:value="0" calcext:value-type="float">
            <text:p>0</text:p>
          </table:table-cell>
          <table:table-cell table:formula="of:=1*([.C7]&gt;0)" office:value-type="float" office:value="0" calcext:value-type="float">
            <text:p>0</text:p>
          </table:table-cell>
          <table:table-cell table:formula="of:=1*([.D7]&gt;1200)" office:value-type="float" office:value="0" calcext:value-type="float">
            <text:p>0</text:p>
          </table:table-cell>
          <table:table-cell table:formula="of:=1*([.E7]&gt;14000)" office:value-type="float" office:value="0" calcext:value-type="float">
            <text:p>0</text:p>
          </table:table-cell>
          <table:table-cell table:formula="of:=SUM([.M7:.P7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hn Delaney</text:p>
          </table:table-cell>
          <table:table-cell office:value-type="float" office:value="-1042" calcext:value-type="float">
            <text:p>-1042</text:p>
          </table:table-cell>
          <table:table-cell office:value-type="percentage" office:value="-0.616429363493978" calcext:value-type="percentage">
            <text:p>-62%</text:p>
          </table:table-cell>
          <table:table-cell office:value-type="float" office:value="1109" calcext:value-type="float">
            <text:p>1109</text:p>
          </table:table-cell>
          <table:table-cell office:value-type="float" office:value="3512" calcext:value-type="float">
            <text:p>3512</text:p>
          </table:table-cell>
          <table:table-cell office:value-type="percentage" office:value="0.00557745333689662" calcext:value-type="percentage">
            <text:p>0.6%</text:p>
          </table:table-cell>
          <table:table-cell table:formula="of:=200*([.H8]-MIN([.H$2:.H$12]))/(MAX([.H$2:.H$12])-MIN([.H$2:.H$12]))-100" office:value-type="float" office:value="-37.0797472464791" calcext:value-type="float">
            <text:p>-37</text:p>
          </table:table-cell>
          <table:table-cell table:style-name="ce33" table:formula="of:=MEDIAN([.I8:.L8])" office:value-type="float" office:value="-0.332865035632817" calcext:value-type="float">
            <text:p>-0.332865035632817</text:p>
          </table:table-cell>
          <table:table-cell table:style-name="ce33" table:formula="of:=([.B8]-AVERAGE([.B$2:.B$12]))/STDEV([.B$2:.B$12])" office:value-type="float" office:value="-0.130537010921827" calcext:value-type="float">
            <text:p>-0.130537010921827</text:p>
          </table:table-cell>
          <table:table-cell table:style-name="ce33" table:formula="of:=([.C8]-AVERAGE([.C$2:.C$12]))/STDEV([.C$2:.C$12])" office:value-type="float" office:value="-0.807748220505244" calcext:value-type="float">
            <text:p>-0.807748220505244</text:p>
          </table:table-cell>
          <table:table-cell table:style-name="ce33" table:formula="of:=([.D8]-AVERAGE([.D$2:.D$12]))/STDEV([.D$2:.D$12])" office:value-type="float" office:value="-0.115477810311672" calcext:value-type="float">
            <text:p>-0.115477810311672</text:p>
          </table:table-cell>
          <table:table-cell table:style-name="ce33" table:formula="of:=([.E8]-AVERAGE([.E$2:.E$12]))/STDEV([.E$2:.E$12])" office:value-type="float" office:value="-0.535193060343807" calcext:value-type="float">
            <text:p>-0.535193060343807</text:p>
          </table:table-cell>
          <table:table-cell table:style-name="ce33" table:formula="of:=1*([.B8]&gt;0)" office:value-type="float" office:value="0" calcext:value-type="float">
            <text:p>0</text:p>
          </table:table-cell>
          <table:table-cell table:style-name="ce33" table:formula="of:=1*([.C8]&gt;0)" office:value-type="float" office:value="0" calcext:value-type="float">
            <text:p>0</text:p>
          </table:table-cell>
          <table:table-cell table:style-name="ce33" table:formula="of:=1*([.D8]&gt;1200)" office:value-type="float" office:value="0" calcext:value-type="float">
            <text:p>0</text:p>
          </table:table-cell>
          <table:table-cell table:style-name="ce33" table:formula="of:=1*([.E8]&gt;14000)" office:value-type="float" office:value="0" calcext:value-type="float">
            <text:p>0</text:p>
          </table:table-cell>
          <table:table-cell table:style-name="ce33" table:formula="of:=SUM([.M8:.P8])" office:value-type="float" office:value="0" calcext:value-type="float">
            <text:p>0</text:p>
          </table:table-cell>
          <table:table-cell table:style-name="ce33" table:number-columns-repeated="1007"/>
        </table:table-row>
        <table:table-row table:style-name="ro1">
          <table:table-cell office:value-type="string" calcext:value-type="string">
            <text:p>Cory Booker</text:p>
          </table:table-cell>
          <table:table-cell office:value-type="float" office:value="4960" calcext:value-type="float">
            <text:p>4960</text:p>
          </table:table-cell>
          <table:table-cell office:value-type="percentage" office:value="0.217170665375164" calcext:value-type="percentage">
            <text:p>22%</text:p>
          </table:table-cell>
          <table:table-cell office:value-type="float" office:value="1207" calcext:value-type="float">
            <text:p>1207</text:p>
          </table:table-cell>
          <table:table-cell office:value-type="float" office:value="18817" calcext:value-type="float">
            <text:p>18817</text:p>
          </table:table-cell>
          <table:table-cell office:value-type="percentage" office:value="0.0290511857816767" calcext:value-type="percentage">
            <text:p>2.9%</text:p>
          </table:table-cell>
          <table:table-cell table:formula="of:=200*([.H9]-MIN([.H$2:.H$12]))/(MAX([.H$2:.H$12])-MIN([.H$2:.H$12]))-100" office:value-type="float" office:value="78.1698280053673" calcext:value-type="float">
            <text:p>78</text:p>
          </table:table-cell>
          <table:table-cell table:formula="of:=MEDIAN([.I9:.L9])" office:value-type="float" office:value="0.863531945978616" calcext:value-type="float">
            <text:p>0.863531945978616</text:p>
          </table:table-cell>
          <table:table-cell table:formula="of:=([.B9]-AVERAGE([.B$2:.B$12]))/STDEV([.B$2:.B$12])" office:value-type="float" office:value="1.56531394049117" calcext:value-type="float">
            <text:p>1.56531394049117</text:p>
          </table:table-cell>
          <table:table-cell table:formula="of:=([.C9]-AVERAGE([.C$2:.C$12]))/STDEV([.C$2:.C$12])" office:value-type="float" office:value="1.12150329433837" calcext:value-type="float">
            <text:p>1.12150329433837</text:p>
          </table:table-cell>
          <table:table-cell table:formula="of:=([.D9]-AVERAGE([.D$2:.D$12]))/STDEV([.D$2:.D$12])" office:value-type="float" office:value="0.25835125730389" calcext:value-type="float">
            <text:p>0.25835125730389</text:p>
          </table:table-cell>
          <table:table-cell table:formula="of:=([.E9]-AVERAGE([.E$2:.E$12]))/STDEV([.E$2:.E$12])" office:value-type="float" office:value="0.605560597618865" calcext:value-type="float">
            <text:p>0.605560597618865</text:p>
          </table:table-cell>
          <table:table-cell table:formula="of:=1*([.B9]&gt;0)" office:value-type="float" office:value="1" calcext:value-type="float">
            <text:p>1</text:p>
          </table:table-cell>
          <table:table-cell table:formula="of:=1*([.C9]&gt;0)" office:value-type="float" office:value="1" calcext:value-type="float">
            <text:p>1</text:p>
          </table:table-cell>
          <table:table-cell table:formula="of:=1*([.D9]&gt;1200)" office:value-type="float" office:value="1" calcext:value-type="float">
            <text:p>1</text:p>
          </table:table-cell>
          <table:table-cell table:formula="of:=1*([.E9]&gt;14000)" office:value-type="float" office:value="1" calcext:value-type="float">
            <text:p>1</text:p>
          </table:table-cell>
          <table:table-cell table:formula="of:=SUM([.M9:.P9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izabeth Warren</text:p>
          </table:table-cell>
          <table:table-cell office:value-type="float" office:value="2912" calcext:value-type="float">
            <text:p>2912</text:p>
          </table:table-cell>
          <table:table-cell office:value-type="percentage" office:value="0.186877285130124" calcext:value-type="percentage">
            <text:p>19%</text:p>
          </table:table-cell>
          <table:table-cell office:value-type="float" office:value="1335" calcext:value-type="float">
            <text:p>1335</text:p>
          </table:table-cell>
          <table:table-cell office:value-type="float" office:value="47928" calcext:value-type="float">
            <text:p>47928</text:p>
          </table:table-cell>
          <table:table-cell office:value-type="percentage" office:value="0.124908191882551" calcext:value-type="percentage">
            <text:p>12.5%</text:p>
          </table:table-cell>
          <table:table-cell table:formula="of:=200*([.H10]-MIN([.H$2:.H$12]))/(MAX([.H$2:.H$12])-MIN([.H$2:.H$12]))-100" office:value-type="float" office:value="93.1485512177002" calcext:value-type="float">
            <text:p>93</text:p>
          </table:table-cell>
          <table:table-cell table:formula="of:=MEDIAN([.I10:.L10])" office:value-type="float" office:value="1.01902492025178" calcext:value-type="float">
            <text:p>1.01902492025178</text:p>
          </table:table-cell>
          <table:table-cell table:formula="of:=([.B10]-AVERAGE([.B$2:.B$12]))/STDEV([.B$2:.B$12])" office:value-type="float" office:value="0.986656368266277" calcext:value-type="float">
            <text:p>0.986656368266277</text:p>
          </table:table-cell>
          <table:table-cell table:formula="of:=([.C10]-AVERAGE([.C$2:.C$12]))/STDEV([.C$2:.C$12])" office:value-type="float" office:value="1.05139347223728" calcext:value-type="float">
            <text:p>1.05139347223728</text:p>
          </table:table-cell>
          <table:table-cell table:formula="of:=([.D10]-AVERAGE([.D$2:.D$12]))/STDEV([.D$2:.D$12])" office:value-type="float" office:value="0.746617794597685" calcext:value-type="float">
            <text:p>0.746617794597685</text:p>
          </table:table-cell>
          <table:table-cell table:formula="of:=([.E10]-AVERAGE([.E$2:.E$12]))/STDEV([.E$2:.E$12])" office:value-type="float" office:value="2.7753403909512" calcext:value-type="float">
            <text:p>2.7753403909512</text:p>
          </table:table-cell>
          <table:table-cell table:formula="of:=1*([.B10]&gt;0)" office:value-type="float" office:value="1" calcext:value-type="float">
            <text:p>1</text:p>
          </table:table-cell>
          <table:table-cell table:formula="of:=1*([.C10]&gt;0)" office:value-type="float" office:value="1" calcext:value-type="float">
            <text:p>1</text:p>
          </table:table-cell>
          <table:table-cell table:formula="of:=1*([.D10]&gt;1200)" office:value-type="float" office:value="1" calcext:value-type="float">
            <text:p>1</text:p>
          </table:table-cell>
          <table:table-cell table:formula="of:=1*([.E10]&gt;14000)" office:value-type="float" office:value="1" calcext:value-type="float">
            <text:p>1</text:p>
          </table:table-cell>
          <table:table-cell table:formula="of:=SUM([.M10:.P10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Kirsten Gillibrand</text:p>
          </table:table-cell>
          <table:table-cell table:style-name="ce16" office:value-type="float" office:value="3110" calcext:value-type="float">
            <text:p>3110</text:p>
          </table:table-cell>
          <table:table-cell table:style-name="ce19" office:value-type="percentage" office:value="0.335690094547478" calcext:value-type="percentage">
            <text:p>34%</text:p>
          </table:table-cell>
          <table:table-cell table:style-name="ce22" office:value-type="float" office:value="1408" calcext:value-type="float">
            <text:p>1408</text:p>
          </table:table-cell>
          <table:table-cell table:style-name="ce25" office:value-type="float" office:value="8940" calcext:value-type="float">
            <text:p>8940</text:p>
          </table:table-cell>
          <table:table-cell table:style-name="ce28" office:value-type="percentage" office:value="0.00938808828655699" calcext:value-type="percentage">
            <text:p>0.9%</text:p>
          </table:table-cell>
          <table:table-cell table:style-name="ce31" table:formula="of:=200*([.H11]-MIN([.H$2:.H$12]))/(MAX([.H$2:.H$12])-MIN([.H$2:.H$12]))-100" office:value-type="float" office:value="94.5758455338224" calcext:value-type="float">
            <text:p>95</text:p>
          </table:table-cell>
          <table:table-cell table:style-name="ce33" table:formula="of:=MEDIAN([.I11:.L11])" office:value-type="float" office:value="1.03384155283327" calcext:value-type="float">
            <text:p>1.03384155283327</text:p>
          </table:table-cell>
          <table:table-cell table:style-name="ce33" table:formula="of:=([.B11]-AVERAGE([.B$2:.B$12]))/STDEV([.B$2:.B$12])" office:value-type="float" office:value="1.04260080151849" calcext:value-type="float">
            <text:p>1.04260080151849</text:p>
          </table:table-cell>
          <table:table-cell table:style-name="ce33" table:formula="of:=([.C11]-AVERAGE([.C$2:.C$12]))/STDEV([.C$2:.C$12])" office:value-type="float" office:value="1.39580005579515" calcext:value-type="float">
            <text:p>1.39580005579515</text:p>
          </table:table-cell>
          <table:table-cell table:style-name="ce33" table:formula="of:=([.D11]-AVERAGE([.D$2:.D$12]))/STDEV([.D$2:.D$12])" office:value-type="float" office:value="1.02508230414805" calcext:value-type="float">
            <text:p>1.02508230414805</text:p>
          </table:table-cell>
          <table:table-cell table:style-name="ce33" table:formula="of:=([.E11]-AVERAGE([.E$2:.E$12]))/STDEV([.E$2:.E$12])" office:value-type="float" office:value="-0.130618682335223" calcext:value-type="float">
            <text:p>-0.130618682335223</text:p>
          </table:table-cell>
          <table:table-cell table:style-name="ce33" table:formula="of:=1*([.B11]&gt;0)" office:value-type="float" office:value="1" calcext:value-type="float">
            <text:p>1</text:p>
          </table:table-cell>
          <table:table-cell table:style-name="ce33" table:formula="of:=1*([.C11]&gt;0)" office:value-type="float" office:value="1" calcext:value-type="float">
            <text:p>1</text:p>
          </table:table-cell>
          <table:table-cell table:style-name="ce33" table:formula="of:=1*([.D11]&gt;1200)" office:value-type="float" office:value="1" calcext:value-type="float">
            <text:p>1</text:p>
          </table:table-cell>
          <table:table-cell table:style-name="ce33" table:formula="of:=1*([.E11]&gt;14000)" office:value-type="float" office:value="0" calcext:value-type="float">
            <text:p>0</text:p>
          </table:table-cell>
          <table:table-cell table:style-name="ce33" table:formula="of:=SUM([.M11:.P11])" office:value-type="float" office:value="3" calcext:value-type="float">
            <text:p>3</text:p>
          </table:table-cell>
          <table:table-cell table:style-name="ce33" table:number-columns-repeated="1007"/>
        </table:table-row>
        <table:table-row table:style-name="ro1">
          <table:table-cell table:style-name="ce14" office:value-type="string" calcext:value-type="string">
            <text:p>Bill de Blasio</text:p>
          </table:table-cell>
          <table:table-cell table:style-name="ce16" office:value-type="float" office:value="2594" calcext:value-type="float">
            <text:p>2594</text:p>
          </table:table-cell>
          <table:table-cell table:style-name="ce19" office:value-type="percentage" office:value="0.287163654638619" calcext:value-type="percentage">
            <text:p>29%</text:p>
          </table:table-cell>
          <table:table-cell table:style-name="ce22" office:value-type="float" office:value="1638" calcext:value-type="float">
            <text:p>1638</text:p>
          </table:table-cell>
          <table:table-cell table:style-name="ce25" office:value-type="float" office:value="6558" calcext:value-type="float">
            <text:p>6558</text:p>
          </table:table-cell>
          <table:table-cell table:style-name="ce28" office:value-type="percentage" office:value="0.00492862463320174" calcext:value-type="percentage">
            <text:p>0.5%</text:p>
          </table:table-cell>
          <table:table-cell table:style-name="ce31" table:formula="of:=200*([.H12]-MIN([.H$2:.H$12]))/(MAX([.H$2:.H$12])-MIN([.H$2:.H$12]))-100" office:value-type="float" office:value="100" calcext:value-type="float">
            <text:p>100</text:p>
          </table:table-cell>
          <table:table-cell table:formula="of:=MEDIAN([.I12:.L12])" office:value-type="float" office:value="1.09014928339929" calcext:value-type="float">
            <text:p>1.09014928339929</text:p>
          </table:table-cell>
          <table:table-cell table:formula="of:=([.B12]-AVERAGE([.B$2:.B$12]))/STDEV([.B$2:.B$12])" office:value-type="float" office:value="0.896806217891513" calcext:value-type="float">
            <text:p>0.896806217891513</text:p>
          </table:table-cell>
          <table:table-cell table:formula="of:=([.C12]-AVERAGE([.C$2:.C$12]))/STDEV([.C$2:.C$12])" office:value-type="float" office:value="1.28349234890707" calcext:value-type="float">
            <text:p>1.28349234890707</text:p>
          </table:table-cell>
          <table:table-cell table:formula="of:=([.D12]-AVERAGE([.D$2:.D$12]))/STDEV([.D$2:.D$12])" office:value-type="float" office:value="1.90243623834784" calcext:value-type="float">
            <text:p>1.90243623834784</text:p>
          </table:table-cell>
          <table:table-cell table:formula="of:=([.E12]-AVERAGE([.E$2:.E$12]))/STDEV([.E$2:.E$12])" office:value-type="float" office:value="-0.308160349324252" calcext:value-type="float">
            <text:p>-0.308160349324252</text:p>
          </table:table-cell>
          <table:table-cell table:formula="of:=1*([.B12]&gt;0)" office:value-type="float" office:value="1" calcext:value-type="float">
            <text:p>1</text:p>
          </table:table-cell>
          <table:table-cell table:formula="of:=1*([.C12]&gt;0)" office:value-type="float" office:value="1" calcext:value-type="float">
            <text:p>1</text:p>
          </table:table-cell>
          <table:table-cell table:formula="of:=1*([.D12]&gt;1200)" office:value-type="float" office:value="1" calcext:value-type="float">
            <text:p>1</text:p>
          </table:table-cell>
          <table:table-cell table:formula="of:=1*([.E12]&gt;14000)" office:value-type="float" office:value="0" calcext:value-type="float">
            <text:p>0</text:p>
          </table:table-cell>
          <table:table-cell table:formula="of:=SUM([.M12:.P12])" office:value-type="float" office:value="3" calcext:value-type="float">
            <text:p>3</text:p>
          </table:table-cell>
          <table:table-cell table:number-columns-repeated="1007"/>
        </table:table-row>
        <calcext:conditional-formats>
          <calcext:conditional-format calcext:target-range-address="Sheet2.B9:Sheet2.B12 Sheet2.B2:Sheet2.B7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C9:Sheet2.C12 Sheet2.C2:Sheet2.C7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E9:Sheet2.E12 Sheet2.E2:Sheet2.E7">
            <calcext:color-scale>
              <calcext:color-scale-entry calcext:value="0" calcext:type="minimum" calcext:color="#ce181e"/>
              <calcext:color-scale-entry calcext:value="50" calcext:type="percentile" calcext:color="#ffffff"/>
              <calcext:color-scale-entry calcext:value="0" calcext:type="maximum" calcext:color="#1b75bc"/>
            </calcext:color-scale>
          </calcext:conditional-format>
          <calcext:conditional-format calcext:target-range-address="Sheet2.F9:Sheet2.F12 Sheet2.F2:Sheet2.F7">
            <calcext:color-scale>
              <calcext:color-scale-entry calcext:value="0" calcext:type="minimum" calcext:color="#ce181e"/>
              <calcext:color-scale-entry calcext:value="50" calcext:type="percentile" calcext:color="#ffffff"/>
              <calcext:color-scale-entry calcext:value="0" calcext:type="maximum" calcext:color="#1b75bc"/>
            </calcext:color-scale>
          </calcext:conditional-format>
          <calcext:conditional-format calcext:target-range-address="Sheet2.D9:Sheet2.D12 Sheet2.D2:Sheet2.D7">
            <calcext:color-scale>
              <calcext:color-scale-entry calcext:value="10" calcext:type="percentile" calcext:color="#ce181e"/>
              <calcext:color-scale-entry calcext:value="50" calcext:type="percentile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G9:Sheet2.G12 Sheet2.G2:Sheet2.G7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B8:Sheet2.B8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C8:Sheet2.C8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E8:Sheet2.E8">
            <calcext:color-scale>
              <calcext:color-scale-entry calcext:value="0" calcext:type="minimum" calcext:color="#ce181e"/>
              <calcext:color-scale-entry calcext:value="50" calcext:type="percentile" calcext:color="#ffffff"/>
              <calcext:color-scale-entry calcext:value="0" calcext:type="maximum" calcext:color="#1b75bc"/>
            </calcext:color-scale>
          </calcext:conditional-format>
          <calcext:conditional-format calcext:target-range-address="Sheet2.F8:Sheet2.F8">
            <calcext:color-scale>
              <calcext:color-scale-entry calcext:value="0" calcext:type="minimum" calcext:color="#ce181e"/>
              <calcext:color-scale-entry calcext:value="50" calcext:type="percentile" calcext:color="#ffffff"/>
              <calcext:color-scale-entry calcext:value="0" calcext:type="maximum" calcext:color="#1b75bc"/>
            </calcext:color-scale>
          </calcext:conditional-format>
          <calcext:conditional-format calcext:target-range-address="Sheet2.D8:Sheet2.D8">
            <calcext:color-scale>
              <calcext:color-scale-entry calcext:value="10" calcext:type="percentile" calcext:color="#ce181e"/>
              <calcext:color-scale-entry calcext:value="50" calcext:type="percentile" calcext:color="#ffffff"/>
              <calcext:color-scale-entry calcext:value="90" calcext:type="percentile" calcext:color="#1b75bc"/>
            </calcext:color-scale>
          </calcext:conditional-format>
          <calcext:conditional-format calcext:target-range-address="Sheet2.G8:Sheet2.G8">
            <calcext:color-scale>
              <calcext:color-scale-entry calcext:value="10" calcext:type="percentile" calcext:color="#ce181e"/>
              <calcext:color-scale-entry calcext:value="0" calcext:type="number" calcext:color="#ffffff"/>
              <calcext:color-scale-entry calcext:value="90" calcext:type="percentile" calcext:color="#1b75b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ll_measures.A1:all_measures.H26">
          <table:sort>
            <table:sort-by table:field-number="1" table:data-type="automatic"/>
            <table:sort-by table:field-number="6" table:order="descending" table:data-type="automatic"/>
          </table:sort>
        </table:database-range>
        <table:database-range table:name="__Anonymous_Sheet_DB__1" table:target-range-address="Sheet2.A1:Sheet2.G12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15:22:59.859000000</dc:date>
    <meta:editing-duration>PT1H37M29S</meta:editing-duration>
    <meta:editing-cycles>2</meta:editing-cycles>
    <meta:generator>LibreOffice/6.0.4.2$Windows_X86_64 LibreOffice_project/9b0d9b32d5dcda91d2f1a96dc04c645c450872bf</meta:generator>
    <meta:document-statistic meta:table-count="2" meta:cell-count="692" meta:object-count="0"/>
  </office:meta>
</office:document-meta>
</file>